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r x</text:p>
          </table:table-cell>
          <table:table-cell office:value-type="string" calcext:value-type="string">
            <text:p>dr y</text:p>
          </table:table-cell>
          <table:table-cell office:value-type="string" calcext:value-type="string">
            <text:p>dr z</text:p>
          </table:table-cell>
          <table:table-cell/>
          <table:table-cell office:value-type="string" calcext:value-type="string">
            <text:p>gt x</text:p>
          </table:table-cell>
          <table:table-cell office:value-type="string" calcext:value-type="string">
            <text:p>gt y</text:p>
          </table:table-cell>
          <table:table-cell office:value-type="string" calcext:value-type="string">
            <text:p>gt z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z</text:p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0.0611984741685468" calcext:value-type="float">
            <text:p>0.061198474168547</text:p>
          </table:table-cell>
          <table:table-cell office:value-type="float" office:value="0.135266151787906" calcext:value-type="float">
            <text:p>0.135266151787906</text:p>
          </table:table-cell>
          <table:table-cell office:value-type="float" office:value="1.66687468389384" calcext:value-type="float">
            <text:p>1.66687468389384</text:p>
          </table:table-cell>
          <table:table-cell/>
          <table:table-cell office:value-type="float" office:value="0.0591783968223167" calcext:value-type="float">
            <text:p>0.059178396822317</text:p>
          </table:table-cell>
          <table:table-cell office:value-type="float" office:value="-0.0397300344150667" calcext:value-type="float">
            <text:p>-0.039730034415067</text:p>
          </table:table-cell>
          <table:table-cell office:value-type="float" office:value="1.6632555944085" calcext:value-type="float">
            <text:p>1.6632555944085</text:p>
          </table:table-cell>
          <table:table-cell/>
          <table:table-cell table:formula="of:=[.A1]-[.E1]" office:value-type="float" office:value="0.0020200773462301" calcext:value-type="float">
            <text:p>0.00202007734623</text:p>
          </table:table-cell>
          <table:table-cell table:formula="of:=[.B1]-[.F1]" office:value-type="float" office:value="0.174996186202973" calcext:value-type="float">
            <text:p>0.174996186202973</text:p>
          </table:table-cell>
          <table:table-cell table:formula="of:=[.C1]-[.G1]" office:value-type="float" office:value="0.0036190894853374" calcext:value-type="float">
            <text:p>0.003619089485337</text:p>
          </table:table-cell>
        </table:table-row>
        <table:table-row table:style-name="ro1">
          <table:table-cell office:value-type="float" office:value="0.0602612197458257" calcext:value-type="float">
            <text:p>0.060261219745826</text:p>
          </table:table-cell>
          <table:table-cell office:value-type="float" office:value="0.135104100963428" calcext:value-type="float">
            <text:p>0.135104100963428</text:p>
          </table:table-cell>
          <table:table-cell office:value-type="float" office:value="1.66801183811702" calcext:value-type="float">
            <text:p>1.66801183811702</text:p>
          </table:table-cell>
          <table:table-cell/>
          <table:table-cell office:value-type="float" office:value="0.058236485168536" calcext:value-type="float">
            <text:p>0.058236485168536</text:p>
          </table:table-cell>
          <table:table-cell office:value-type="float" office:value="-0.0401686823527835" calcext:value-type="float">
            <text:p>-0.040168682352784</text:p>
          </table:table-cell>
          <table:table-cell office:value-type="float" office:value="1.66424798306056" calcext:value-type="float">
            <text:p>1.66424798306056</text:p>
          </table:table-cell>
          <table:table-cell/>
          <table:table-cell table:formula="of:=[.A2]-[.E2]" office:value-type="float" office:value="0.00202473457728976" calcext:value-type="float">
            <text:p>0.00202473457729</text:p>
          </table:table-cell>
          <table:table-cell table:formula="of:=[.B2]-[.F2]" office:value-type="float" office:value="0.175272783316212" calcext:value-type="float">
            <text:p>0.175272783316212</text:p>
          </table:table-cell>
          <table:table-cell table:formula="of:=[.C2]-[.G2]" office:value-type="float" office:value="0.0037638550564556" calcext:value-type="float">
            <text:p>0.003763855056456</text:p>
          </table:table-cell>
        </table:table-row>
        <table:table-row table:style-name="ro1">
          <table:table-cell office:value-type="float" office:value="0.0765193716512571" calcext:value-type="float">
            <text:p>0.076519371651257</text:p>
          </table:table-cell>
          <table:table-cell office:value-type="float" office:value="0.136631120789953" calcext:value-type="float">
            <text:p>0.136631120789953</text:p>
          </table:table-cell>
          <table:table-cell office:value-type="float" office:value="1.67569287360428" calcext:value-type="float">
            <text:p>1.67569287360428</text:p>
          </table:table-cell>
          <table:table-cell/>
          <table:table-cell office:value-type="float" office:value="0.0744962394633956" calcext:value-type="float">
            <text:p>0.074496239463396</text:p>
          </table:table-cell>
          <table:table-cell office:value-type="float" office:value="-0.0389855361110521" calcext:value-type="float">
            <text:p>-0.038985536111052</text:p>
          </table:table-cell>
          <table:table-cell office:value-type="float" office:value="1.67178289596467" calcext:value-type="float">
            <text:p>1.67178289596467</text:p>
          </table:table-cell>
          <table:table-cell/>
          <table:table-cell table:formula="of:=[.A3]-[.E3]" office:value-type="float" office:value="0.00202313218786151" calcext:value-type="float">
            <text:p>0.002023132187862</text:p>
          </table:table-cell>
          <table:table-cell table:formula="of:=[.B3]-[.F3]" office:value-type="float" office:value="0.175616656901005" calcext:value-type="float">
            <text:p>0.175616656901005</text:p>
          </table:table-cell>
          <table:table-cell table:formula="of:=[.C3]-[.G3]" office:value-type="float" office:value="0.00390997763961143" calcext:value-type="float">
            <text:p>0.003909977639611</text:p>
          </table:table-cell>
        </table:table-row>
        <table:table-row table:style-name="ro1">
          <table:table-cell office:value-type="float" office:value="0.0693712303198305" calcext:value-type="float">
            <text:p>0.069371230319831</text:p>
          </table:table-cell>
          <table:table-cell office:value-type="float" office:value="0.135430316659069" calcext:value-type="float">
            <text:p>0.135430316659069</text:p>
          </table:table-cell>
          <table:table-cell office:value-type="float" office:value="1.68051165923387" calcext:value-type="float">
            <text:p>1.68051165923387</text:p>
          </table:table-cell>
          <table:table-cell/>
          <table:table-cell office:value-type="float" office:value="0.0673391602684837" calcext:value-type="float">
            <text:p>0.067339160268484</text:p>
          </table:table-cell>
          <table:table-cell office:value-type="float" office:value="-0.0404438169825721" calcext:value-type="float">
            <text:p>-0.040443816982572</text:p>
          </table:table-cell>
          <table:table-cell office:value-type="float" office:value="1.67645412484088" calcext:value-type="float">
            <text:p>1.67645412484088</text:p>
          </table:table-cell>
          <table:table-cell/>
          <table:table-cell table:formula="of:=[.A4]-[.E4]" office:value-type="float" office:value="0.00203207005134684" calcext:value-type="float">
            <text:p>0.002032070051347</text:p>
          </table:table-cell>
          <table:table-cell table:formula="of:=[.B4]-[.F4]" office:value-type="float" office:value="0.175874133641641" calcext:value-type="float">
            <text:p>0.175874133641641</text:p>
          </table:table-cell>
          <table:table-cell table:formula="of:=[.C4]-[.G4]" office:value-type="float" office:value="0.00405753439298406" calcext:value-type="float">
            <text:p>0.004057534392984</text:p>
          </table:table-cell>
        </table:table-row>
        <table:table-row table:style-name="ro1">
          <table:table-cell office:value-type="float" office:value="0.0639060885449994" calcext:value-type="float">
            <text:p>0.063906088544999</text:p>
          </table:table-cell>
          <table:table-cell office:value-type="float" office:value="0.135390198605798" calcext:value-type="float">
            <text:p>0.135390198605798</text:p>
          </table:table-cell>
          <table:table-cell office:value-type="float" office:value="1.68257150777658" calcext:value-type="float">
            <text:p>1.68257150777658</text:p>
          </table:table-cell>
          <table:table-cell/>
          <table:table-cell office:value-type="float" office:value="0.0618695244093991" calcext:value-type="float">
            <text:p>0.061869524409399</text:p>
          </table:table-cell>
          <table:table-cell office:value-type="float" office:value="-0.0407499832314949" calcext:value-type="float">
            <text:p>-0.040749983231495</text:p>
          </table:table-cell>
          <table:table-cell office:value-type="float" office:value="1.67836495800349" calcext:value-type="float">
            <text:p>1.67836495800349</text:p>
          </table:table-cell>
          <table:table-cell/>
          <table:table-cell table:formula="of:=[.A5]-[.E5]" office:value-type="float" office:value="0.00203656413560025" calcext:value-type="float">
            <text:p>0.0020365641356</text:p>
          </table:table-cell>
          <table:table-cell table:formula="of:=[.B5]-[.F5]" office:value-type="float" office:value="0.176140181837293" calcext:value-type="float">
            <text:p>0.176140181837293</text:p>
          </table:table-cell>
          <table:table-cell table:formula="of:=[.C5]-[.G5]" office:value-type="float" office:value="0.00420654977308765" calcext:value-type="float">
            <text:p>0.004206549773088</text:p>
          </table:table-cell>
        </table:table-row>
        <table:table-row table:style-name="ro1">
          <table:table-cell office:value-type="float" office:value="0.0678452755839557" calcext:value-type="float">
            <text:p>0.067845275583956</text:p>
          </table:table-cell>
          <table:table-cell office:value-type="float" office:value="0.189480000388523" calcext:value-type="float">
            <text:p>0.189480000388523</text:p>
          </table:table-cell>
          <table:table-cell office:value-type="float" office:value="1.69331631191678" calcext:value-type="float">
            <text:p>1.69331631191678</text:p>
          </table:table-cell>
          <table:table-cell/>
          <table:table-cell office:value-type="float" office:value="0.0660318244442435" calcext:value-type="float">
            <text:p>0.066031824444244</text:p>
          </table:table-cell>
          <table:table-cell office:value-type="float" office:value="0.013032204839781" calcext:value-type="float">
            <text:p>0.013032204839781</text:p>
          </table:table-cell>
          <table:table-cell office:value-type="float" office:value="1.68895927869762" calcext:value-type="float">
            <text:p>1.68895927869762</text:p>
          </table:table-cell>
          <table:table-cell/>
          <table:table-cell table:formula="of:=[.A6]-[.E6]" office:value-type="float" office:value="0.00181345113971225" calcext:value-type="float">
            <text:p>0.001813451139712</text:p>
          </table:table-cell>
          <table:table-cell table:formula="of:=[.B6]-[.F6]" office:value-type="float" office:value="0.176447795548742" calcext:value-type="float">
            <text:p>0.176447795548742</text:p>
          </table:table-cell>
          <table:table-cell table:formula="of:=[.C6]-[.G6]" office:value-type="float" office:value="0.00435703321916781" calcext:value-type="float">
            <text:p>0.004357033219168</text:p>
          </table:table-cell>
        </table:table-row>
        <table:table-row table:style-name="ro1">
          <table:table-cell office:value-type="float" office:value="0.0408744253338097" calcext:value-type="float">
            <text:p>0.04087442533381</text:p>
          </table:table-cell>
          <table:table-cell office:value-type="float" office:value="0.372599602225985" calcext:value-type="float">
            <text:p>0.372599602225985</text:p>
          </table:table-cell>
          <table:table-cell office:value-type="float" office:value="1.70323303978203" calcext:value-type="float">
            <text:p>1.70323303978203</text:p>
          </table:table-cell>
          <table:table-cell/>
          <table:table-cell office:value-type="float" office:value="0.0398542974136585" calcext:value-type="float">
            <text:p>0.039854297413659</text:p>
          </table:table-cell>
          <table:table-cell office:value-type="float" office:value="0.19597545357529" calcext:value-type="float">
            <text:p>0.19597545357529</text:p>
          </table:table-cell>
          <table:table-cell office:value-type="float" office:value="1.69872395310703" calcext:value-type="float">
            <text:p>1.69872395310703</text:p>
          </table:table-cell>
          <table:table-cell/>
          <table:table-cell table:formula="of:=[.A7]-[.E7]" office:value-type="float" office:value="0.0010201279201512" calcext:value-type="float">
            <text:p>0.001020127920151</text:p>
          </table:table-cell>
          <table:table-cell table:formula="of:=[.B7]-[.F7]" office:value-type="float" office:value="0.176624148650695" calcext:value-type="float">
            <text:p>0.176624148650695</text:p>
          </table:table-cell>
          <table:table-cell table:formula="of:=[.C7]-[.G7]" office:value-type="float" office:value="0.00450908667499861" calcext:value-type="float">
            <text:p>0.004509086674999</text:p>
          </table:table-cell>
        </table:table-row>
        <table:table-row table:style-name="ro1">
          <table:table-cell office:value-type="float" office:value="-0.0309728132985326" calcext:value-type="float">
            <text:p>-0.030972813298533</text:p>
          </table:table-cell>
          <table:table-cell office:value-type="float" office:value="0.895728311336607" calcext:value-type="float">
            <text:p>0.895728311336607</text:p>
          </table:table-cell>
          <table:table-cell office:value-type="float" office:value="1.72313069013709" calcext:value-type="float">
            <text:p>1.72313069013709</text:p>
          </table:table-cell>
          <table:table-cell/>
          <table:table-cell office:value-type="float" office:value="-0.0296387763685914" calcext:value-type="float">
            <text:p>-0.029638776368592</text:p>
          </table:table-cell>
          <table:table-cell office:value-type="float" office:value="0.719131542750213" calcext:value-type="float">
            <text:p>0.719131542750213</text:p>
          </table:table-cell>
          <table:table-cell office:value-type="float" office:value="1.71846783779392" calcext:value-type="float">
            <text:p>1.71846783779392</text:p>
          </table:table-cell>
          <table:table-cell/>
          <table:table-cell table:formula="of:=[.A8]-[.E8]" office:value-type="float" office:value="-0.00133403692994119" calcext:value-type="float">
            <text:p>-0.001334036929941</text:p>
          </table:table-cell>
          <table:table-cell table:formula="of:=[.B8]-[.F8]" office:value-type="float" office:value="0.176596768586394" calcext:value-type="float">
            <text:p>0.176596768586394</text:p>
          </table:table-cell>
          <table:table-cell table:formula="of:=[.C8]-[.G8]" office:value-type="float" office:value="0.00466285234317132" calcext:value-type="float">
            <text:p>0.004662852343171</text:p>
          </table:table-cell>
        </table:table-row>
        <table:table-row table:style-name="ro1">
          <table:table-cell office:value-type="float" office:value="-0.115203674278335" calcext:value-type="float">
            <text:p>-0.115203674278335</text:p>
          </table:table-cell>
          <table:table-cell office:value-type="float" office:value="1.61618302351604" calcext:value-type="float">
            <text:p>1.61618302351604</text:p>
          </table:table-cell>
          <table:table-cell office:value-type="float" office:value="1.7371912287002" calcext:value-type="float">
            <text:p>1.7371912287002</text:p>
          </table:table-cell>
          <table:table-cell/>
          <table:table-cell office:value-type="float" office:value="-0.110515048451389" calcext:value-type="float">
            <text:p>-0.110515048451389</text:p>
          </table:table-cell>
          <table:table-cell office:value-type="float" office:value="1.43967957168966" calcext:value-type="float">
            <text:p>1.43967957168966</text:p>
          </table:table-cell>
          <table:table-cell office:value-type="float" office:value="1.73237282995962" calcext:value-type="float">
            <text:p>1.73237282995962</text:p>
          </table:table-cell>
          <table:table-cell/>
          <table:table-cell table:formula="of:=[.A9]-[.E9]" office:value-type="float" office:value="-0.00468862582694601" calcext:value-type="float">
            <text:p>-0.004688625826946</text:p>
          </table:table-cell>
          <table:table-cell table:formula="of:=[.B9]-[.F9]" office:value-type="float" office:value="0.176503451826378" calcext:value-type="float">
            <text:p>0.176503451826378</text:p>
          </table:table-cell>
          <table:table-cell table:formula="of:=[.C9]-[.G9]" office:value-type="float" office:value="0.00481839874058432" calcext:value-type="float">
            <text:p>0.004818398740584</text:p>
          </table:table-cell>
        </table:table-row>
        <table:table-row table:style-name="ro1">
          <table:table-cell office:value-type="float" office:value="-0.125026971301534" calcext:value-type="float">
            <text:p>-0.125026971301534</text:p>
          </table:table-cell>
          <table:table-cell office:value-type="float" office:value="1.69034889673258" calcext:value-type="float">
            <text:p>1.69034889673258</text:p>
          </table:table-cell>
          <table:table-cell office:value-type="float" office:value="1.73815300643188" calcext:value-type="float">
            <text:p>1.73815300643188</text:p>
          </table:table-cell>
          <table:table-cell/>
          <table:table-cell office:value-type="float" office:value="-0.11998582480212" calcext:value-type="float">
            <text:p>-0.11998582480212</text:p>
          </table:table-cell>
          <table:table-cell office:value-type="float" office:value="1.51358975929842" calcext:value-type="float">
            <text:p>1.51358975929842</text:p>
          </table:table-cell>
          <table:table-cell office:value-type="float" office:value="1.73317743304842" calcext:value-type="float">
            <text:p>1.73317743304842</text:p>
          </table:table-cell>
          <table:table-cell/>
          <table:table-cell table:formula="of:=[.A10]-[.E10]" office:value-type="float" office:value="-0.00504114649941402" calcext:value-type="float">
            <text:p>-0.005041146499414</text:p>
          </table:table-cell>
          <table:table-cell table:formula="of:=[.B10]-[.F10]" office:value-type="float" office:value="0.176759137434155" calcext:value-type="float">
            <text:p>0.176759137434155</text:p>
          </table:table-cell>
          <table:table-cell table:formula="of:=[.C10]-[.G10]" office:value-type="float" office:value="0.00497557338346066" calcext:value-type="float">
            <text:p>0.004975573383461</text:p>
          </table:table-cell>
        </table:table-row>
        <table:table-row table:style-name="ro1">
          <table:table-cell office:value-type="float" office:value="-0.189763056770377" calcext:value-type="float">
            <text:p>-0.189763056770377</text:p>
          </table:table-cell>
          <table:table-cell office:value-type="float" office:value="2.16604511515236" calcext:value-type="float">
            <text:p>2.16604511515236</text:p>
          </table:table-cell>
          <table:table-cell office:value-type="float" office:value="1.74423017750663" calcext:value-type="float">
            <text:p>1.74423017750663</text:p>
          </table:table-cell>
          <table:table-cell/>
          <table:table-cell office:value-type="float" office:value="-0.182360050021463" calcext:value-type="float">
            <text:p>-0.182360050021463</text:p>
          </table:table-cell>
          <table:table-cell office:value-type="float" office:value="1.98930225335239" calcext:value-type="float">
            <text:p>1.98930225335239</text:p>
          </table:table-cell>
          <table:table-cell office:value-type="float" office:value="1.73909562827624" calcext:value-type="float">
            <text:p>1.73909562827624</text:p>
          </table:table-cell>
          <table:table-cell/>
          <table:table-cell table:formula="of:=[.A11]-[.E11]" office:value-type="float" office:value="-0.00740300674891428" calcext:value-type="float">
            <text:p>-0.007403006748914</text:p>
          </table:table-cell>
          <table:table-cell table:formula="of:=[.B11]-[.F11]" office:value-type="float" office:value="0.176742861799973" calcext:value-type="float">
            <text:p>0.176742861799973</text:p>
          </table:table-cell>
          <table:table-cell table:formula="of:=[.C11]-[.G11]" office:value-type="float" office:value="0.0051345492303867" calcext:value-type="float">
            <text:p>0.005134549230387</text:p>
          </table:table-cell>
        </table:table-row>
        <table:table-row table:style-name="ro1">
          <table:table-cell office:value-type="float" office:value="-0.241252810972508" calcext:value-type="float">
            <text:p>-0.241252810972508</text:p>
          </table:table-cell>
          <table:table-cell office:value-type="float" office:value="2.50599204664374" calcext:value-type="float">
            <text:p>2.50599204664374</text:p>
          </table:table-cell>
          <table:table-cell office:value-type="float" office:value="1.74805201554543" calcext:value-type="float">
            <text:p>1.74805201554543</text:p>
          </table:table-cell>
          <table:table-cell/>
          <table:table-cell office:value-type="float" office:value="-0.0288080955010903" calcext:value-type="float">
            <text:p>-0.02880809550109</text:p>
          </table:table-cell>
          <table:table-cell office:value-type="float" office:value="2.39848072453807" calcext:value-type="float">
            <text:p>2.39848072453807</text:p>
          </table:table-cell>
          <table:table-cell office:value-type="float" office:value="1.74318182711165" calcext:value-type="float">
            <text:p>1.74318182711165</text:p>
          </table:table-cell>
          <table:table-cell/>
          <table:table-cell table:formula="of:=[.A12]-[.E12]" office:value-type="float" office:value="-0.212444715471418" calcext:value-type="float">
            <text:p>-0.212444715471418</text:p>
          </table:table-cell>
          <table:table-cell table:formula="of:=[.B12]-[.F12]" office:value-type="float" office:value="0.107511322105674" calcext:value-type="float">
            <text:p>0.107511322105674</text:p>
          </table:table-cell>
          <table:table-cell table:formula="of:=[.C12]-[.G12]" office:value-type="float" office:value="0.00487018843377518" calcext:value-type="float">
            <text:p>0.004870188433775</text:p>
          </table:table-cell>
        </table:table-row>
        <table:table-row table:style-name="ro1">
          <table:table-cell office:value-type="float" office:value="-0.260990177021565" calcext:value-type="float">
            <text:p>-0.260990177021565</text:p>
          </table:table-cell>
          <table:table-cell office:value-type="float" office:value="2.63122351156579" calcext:value-type="float">
            <text:p>2.63122351156579</text:p>
          </table:table-cell>
          <table:table-cell office:value-type="float" office:value="1.74955648974986" calcext:value-type="float">
            <text:p>1.74955648974986</text:p>
          </table:table-cell>
          <table:table-cell/>
          <table:table-cell office:value-type="float" office:value="-0.179891687965121" calcext:value-type="float">
            <text:p>-0.179891687965121</text:p>
          </table:table-cell>
          <table:table-cell office:value-type="float" office:value="2.49432579393889" calcext:value-type="float">
            <text:p>2.49432579393889</text:p>
          </table:table-cell>
          <table:table-cell office:value-type="float" office:value="1.74471930036183" calcext:value-type="float">
            <text:p>1.74471930036183</text:p>
          </table:table-cell>
          <table:table-cell/>
          <table:table-cell table:formula="of:=[.A13]-[.E13]" office:value-type="float" office:value="-0.0810984890564435" calcext:value-type="float">
            <text:p>-0.081098489056444</text:p>
          </table:table-cell>
          <table:table-cell table:formula="of:=[.B13]-[.F13]" office:value-type="float" office:value="0.1368977176269" calcext:value-type="float">
            <text:p>0.1368977176269</text:p>
          </table:table-cell>
          <table:table-cell table:formula="of:=[.C13]-[.G13]" office:value-type="float" office:value="0.00483718938803746" calcext:value-type="float">
            <text:p>0.004837189388037</text:p>
          </table:table-cell>
        </table:table-row>
        <table:table-row table:style-name="ro1">
          <table:table-cell office:value-type="float" office:value="-0.30069004809085" calcext:value-type="float">
            <text:p>-0.30069004809085</text:p>
          </table:table-cell>
          <table:table-cell office:value-type="float" office:value="2.87980712066487" calcext:value-type="float">
            <text:p>2.87980712066487</text:p>
          </table:table-cell>
          <table:table-cell office:value-type="float" office:value="1.75259385731741" calcext:value-type="float">
            <text:p>1.75259385731741</text:p>
          </table:table-cell>
          <table:table-cell/>
          <table:table-cell office:value-type="float" office:value="-0.351765906666569" calcext:value-type="float">
            <text:p>-0.351765906666569</text:p>
          </table:table-cell>
          <table:table-cell office:value-type="float" office:value="2.71330968357054" calcext:value-type="float">
            <text:p>2.71330968357054</text:p>
          </table:table-cell>
          <table:table-cell office:value-type="float" office:value="1.74752682547929" calcext:value-type="float">
            <text:p>1.74752682547929</text:p>
          </table:table-cell>
          <table:table-cell/>
          <table:table-cell table:formula="of:=[.A14]-[.E14]" office:value-type="float" office:value="0.0510758585757189" calcext:value-type="float">
            <text:p>0.051075858575719</text:p>
          </table:table-cell>
          <table:table-cell table:formula="of:=[.B14]-[.F14]" office:value-type="float" office:value="0.166497437094328" calcext:value-type="float">
            <text:p>0.166497437094328</text:p>
          </table:table-cell>
          <table:table-cell table:formula="of:=[.C14]-[.G14]" office:value-type="float" office:value="0.00506703183811985" calcext:value-type="float">
            <text:p>0.00506703183812</text:p>
          </table:table-cell>
        </table:table-row>
        <table:table-row table:style-name="ro1">
          <table:table-cell office:value-type="float" office:value="-0.32319227284131" calcext:value-type="float">
            <text:p>-0.32319227284131</text:p>
          </table:table-cell>
          <table:table-cell office:value-type="float" office:value="3.01671823300138" calcext:value-type="float">
            <text:p>3.01671823300138</text:p>
          </table:table-cell>
          <table:table-cell office:value-type="float" office:value="1.75434173383636" calcext:value-type="float">
            <text:p>1.75434173383636</text:p>
          </table:table-cell>
          <table:table-cell/>
          <table:table-cell office:value-type="float" office:value="-0.246577226183039" calcext:value-type="float">
            <text:p>-0.246577226183039</text:p>
          </table:table-cell>
          <table:table-cell office:value-type="float" office:value="2.87324952264139" calcext:value-type="float">
            <text:p>2.87324952264139</text:p>
          </table:table-cell>
          <table:table-cell office:value-type="float" office:value="1.74911238199333" calcext:value-type="float">
            <text:p>1.74911238199333</text:p>
          </table:table-cell>
          <table:table-cell/>
          <table:table-cell table:formula="of:=[.A15]-[.E15]" office:value-type="float" office:value="-0.0766150466582717" calcext:value-type="float">
            <text:p>-0.076615046658272</text:p>
          </table:table-cell>
          <table:table-cell table:formula="of:=[.B15]-[.F15]" office:value-type="float" office:value="0.143468710359986" calcext:value-type="float">
            <text:p>0.143468710359986</text:p>
          </table:table-cell>
          <table:table-cell table:formula="of:=[.C15]-[.G15]" office:value-type="float" office:value="0.00522935184302753" calcext:value-type="float">
            <text:p>0.005229351843028</text:p>
          </table:table-cell>
        </table:table-row>
        <table:table-row table:style-name="ro1">
          <table:table-cell office:value-type="float" office:value="-0.358192043052892" calcext:value-type="float">
            <text:p>-0.358192043052892</text:p>
          </table:table-cell>
          <table:table-cell office:value-type="float" office:value="3.22805993076204" calcext:value-type="float">
            <text:p>3.22805993076204</text:p>
          </table:table-cell>
          <table:table-cell office:value-type="float" office:value="1.75685490803664" calcext:value-type="float">
            <text:p>1.75685490803664</text:p>
          </table:table-cell>
          <table:table-cell/>
          <table:table-cell office:value-type="float" office:value="-0.152065399991566" calcext:value-type="float">
            <text:p>-0.152065399991566</text:p>
          </table:table-cell>
          <table:table-cell office:value-type="float" office:value="3.10786896472808" calcext:value-type="float">
            <text:p>3.10786896472808</text:p>
          </table:table-cell>
          <table:table-cell office:value-type="float" office:value="1.75167515299369" calcext:value-type="float">
            <text:p>1.75167515299369</text:p>
          </table:table-cell>
          <table:table-cell/>
          <table:table-cell table:formula="of:=[.A16]-[.E16]" office:value-type="float" office:value="-0.206126643061325" calcext:value-type="float">
            <text:p>-0.206126643061325</text:p>
          </table:table-cell>
          <table:table-cell table:formula="of:=[.B16]-[.F16]" office:value-type="float" office:value="0.120190966033958" calcext:value-type="float">
            <text:p>0.120190966033958</text:p>
          </table:table-cell>
          <table:table-cell table:formula="of:=[.C16]-[.G16]" office:value-type="float" office:value="0.00517975504295087" calcext:value-type="float">
            <text:p>0.005179755042951</text:p>
          </table:table-cell>
        </table:table-row>
        <table:table-row table:style-name="ro1">
          <table:table-cell office:value-type="float" office:value="-0.413987228915986" calcext:value-type="float">
            <text:p>-0.413987228915986</text:p>
          </table:table-cell>
          <table:table-cell office:value-type="float" office:value="3.55952758040522" calcext:value-type="float">
            <text:p>3.55952758040522</text:p>
          </table:table-cell>
          <table:table-cell office:value-type="float" office:value="1.76101977359795" calcext:value-type="float">
            <text:p>1.76101977359795</text:p>
          </table:table-cell>
          <table:table-cell/>
          <table:table-cell office:value-type="float" office:value="-0.210883979338537" calcext:value-type="float">
            <text:p>-0.210883979338537</text:p>
          </table:table-cell>
          <table:table-cell office:value-type="float" office:value="3.44358391861161" calcext:value-type="float">
            <text:p>3.44358391861161</text:p>
          </table:table-cell>
          <table:table-cell office:value-type="float" office:value="1.75585320330352" calcext:value-type="float">
            <text:p>1.75585320330352</text:p>
          </table:table-cell>
          <table:table-cell/>
          <table:table-cell table:formula="of:=[.A17]-[.E17]" office:value-type="float" office:value="-0.203103249577448" calcext:value-type="float">
            <text:p>-0.203103249577448</text:p>
          </table:table-cell>
          <table:table-cell table:formula="of:=[.B17]-[.F17]" office:value-type="float" office:value="0.115943661793616" calcext:value-type="float">
            <text:p>0.115943661793616</text:p>
          </table:table-cell>
          <table:table-cell table:formula="of:=[.C17]-[.G17]" office:value-type="float" office:value="0.00516657029442347" calcext:value-type="float">
            <text:p>0.005166570294423</text:p>
          </table:table-cell>
        </table:table-row>
        <table:table-row table:style-name="ro1">
          <table:table-cell office:value-type="float" office:value="-0.478732302863914" calcext:value-type="float">
            <text:p>-0.478732302863914</text:p>
          </table:table-cell>
          <table:table-cell office:value-type="float" office:value="3.93163362978606" calcext:value-type="float">
            <text:p>3.93163362978606</text:p>
          </table:table-cell>
          <table:table-cell office:value-type="float" office:value="1.76556075594505" calcext:value-type="float">
            <text:p>1.76556075594505</text:p>
          </table:table-cell>
          <table:table-cell/>
          <table:table-cell office:value-type="float" office:value="-0.414774818500712" calcext:value-type="float">
            <text:p>-0.414774818500712</text:p>
          </table:table-cell>
          <table:table-cell office:value-type="float" office:value="3.80774716963074" calcext:value-type="float">
            <text:p>3.80774716963074</text:p>
          </table:table-cell>
          <table:table-cell office:value-type="float" office:value="1.75990623694683" calcext:value-type="float">
            <text:p>1.75990623694683</text:p>
          </table:table-cell>
          <table:table-cell/>
          <table:table-cell table:formula="of:=[.A18]-[.E18]" office:value-type="float" office:value="-0.0639574843632019" calcext:value-type="float">
            <text:p>-0.063957484363202</text:p>
          </table:table-cell>
          <table:table-cell table:formula="of:=[.B18]-[.F18]" office:value-type="float" office:value="0.123886460155319" calcext:value-type="float">
            <text:p>0.123886460155319</text:p>
          </table:table-cell>
          <table:table-cell table:formula="of:=[.C18]-[.G18]" office:value-type="float" office:value="0.00565451899821734" calcext:value-type="float">
            <text:p>0.005654518998217</text:p>
          </table:table-cell>
        </table:table-row>
        <table:table-row table:style-name="ro1">
          <table:table-cell office:value-type="float" office:value="-0.478732302863914" calcext:value-type="float">
            <text:p>-0.478732302863914</text:p>
          </table:table-cell>
          <table:table-cell office:value-type="float" office:value="3.93163362978606" calcext:value-type="float">
            <text:p>3.93163362978606</text:p>
          </table:table-cell>
          <table:table-cell office:value-type="float" office:value="1.76556075594505" calcext:value-type="float">
            <text:p>1.76556075594505</text:p>
          </table:table-cell>
          <table:table-cell/>
          <table:table-cell office:value-type="float" office:value="-0.557447973729132" calcext:value-type="float">
            <text:p>-0.557447973729132</text:p>
          </table:table-cell>
          <table:table-cell office:value-type="float" office:value="3.79943034698198" calcext:value-type="float">
            <text:p>3.79943034698198</text:p>
          </table:table-cell>
          <table:table-cell office:value-type="float" office:value="1.75940960982646" calcext:value-type="float">
            <text:p>1.75940960982646</text:p>
          </table:table-cell>
          <table:table-cell/>
          <table:table-cell table:formula="of:=[.A19]-[.E19]" office:value-type="float" office:value="0.0787156708652182" calcext:value-type="float">
            <text:p>0.078715670865218</text:p>
          </table:table-cell>
          <table:table-cell table:formula="of:=[.B19]-[.F19]" office:value-type="float" office:value="0.13220328280407" calcext:value-type="float">
            <text:p>0.13220328280407</text:p>
          </table:table-cell>
          <table:table-cell table:formula="of:=[.C19]-[.G19]" office:value-type="float" office:value="0.00615114611859324" calcext:value-type="float">
            <text:p>0.006151146118593</text:p>
          </table:table-cell>
        </table:table-row>
        <table:table-row table:style-name="ro1">
          <table:table-cell office:value-type="float" office:value="-0.538845409399247" calcext:value-type="float">
            <text:p>-0.538845409399247</text:p>
          </table:table-cell>
          <table:table-cell office:value-type="float" office:value="4.26878006173237" calcext:value-type="float">
            <text:p>4.26878006173237</text:p>
          </table:table-cell>
          <table:table-cell office:value-type="float" office:value="1.7696408524671" calcext:value-type="float">
            <text:p>1.7696408524671</text:p>
          </table:table-cell>
          <table:table-cell/>
          <table:table-cell office:value-type="float" office:value="-0.523523770485521" calcext:value-type="float">
            <text:p>-0.523523770485521</text:p>
          </table:table-cell>
          <table:table-cell office:value-type="float" office:value="4.12714562086437" calcext:value-type="float">
            <text:p>4.12714562086437</text:p>
          </table:table-cell>
          <table:table-cell office:value-type="float" office:value="1.76313983420307" calcext:value-type="float">
            <text:p>1.76313983420307</text:p>
          </table:table-cell>
          <table:table-cell/>
          <table:table-cell table:formula="of:=[.A20]-[.E20]" office:value-type="float" office:value="-0.0153216389137253" calcext:value-type="float">
            <text:p>-0.015321638913725</text:p>
          </table:table-cell>
          <table:table-cell table:formula="of:=[.B20]-[.F20]" office:value-type="float" office:value="0.141634440868003" calcext:value-type="float">
            <text:p>0.141634440868003</text:p>
          </table:table-cell>
          <table:table-cell table:formula="of:=[.C20]-[.G20]" office:value-type="float" office:value="0.00650101826402927" calcext:value-type="float">
            <text:p>0.006501018264029</text:p>
          </table:table-cell>
        </table:table-row>
        <table:table-row table:style-name="ro1">
          <table:table-cell office:value-type="float" office:value="-0.557068236462699" calcext:value-type="float">
            <text:p>-0.557068236462699</text:p>
          </table:table-cell>
          <table:table-cell office:value-type="float" office:value="4.37664410166011" calcext:value-type="float">
            <text:p>4.37664410166011</text:p>
          </table:table-cell>
          <table:table-cell office:value-type="float" office:value="1.77094086738489" calcext:value-type="float">
            <text:p>1.77094086738489</text:p>
          </table:table-cell>
          <table:table-cell/>
          <table:table-cell office:value-type="float" office:value="-0.54285604026614" calcext:value-type="float">
            <text:p>-0.54285604026614</text:p>
          </table:table-cell>
          <table:table-cell office:value-type="float" office:value="4.22912444635206" calcext:value-type="float">
            <text:p>4.22912444635206</text:p>
          </table:table-cell>
          <table:table-cell office:value-type="float" office:value="1.76401647996599" calcext:value-type="float">
            <text:p>1.76401647996599</text:p>
          </table:table-cell>
          <table:table-cell/>
          <table:table-cell table:formula="of:=[.A21]-[.E21]" office:value-type="float" office:value="-0.0142121961965582" calcext:value-type="float">
            <text:p>-0.014212196196558</text:p>
          </table:table-cell>
          <table:table-cell table:formula="of:=[.B21]-[.F21]" office:value-type="float" office:value="0.147519655308048" calcext:value-type="float">
            <text:p>0.147519655308048</text:p>
          </table:table-cell>
          <table:table-cell table:formula="of:=[.C21]-[.G21]" office:value-type="float" office:value="0.00692438741889889" calcext:value-type="float">
            <text:p>0.006924387418899</text:p>
          </table:table-cell>
        </table:table-row>
        <table:table-row table:style-name="ro1">
          <table:table-cell office:value-type="float" office:value="-0.600908590135213" calcext:value-type="float">
            <text:p>-0.600908590135213</text:p>
          </table:table-cell>
          <table:table-cell office:value-type="float" office:value="4.62341380575704" calcext:value-type="float">
            <text:p>4.62341380575704</text:p>
          </table:table-cell>
          <table:table-cell office:value-type="float" office:value="1.77371872443469" calcext:value-type="float">
            <text:p>1.77371872443469</text:p>
          </table:table-cell>
          <table:table-cell/>
          <table:table-cell office:value-type="float" office:value="-0.586821382279357" calcext:value-type="float">
            <text:p>-0.586821382279357</text:p>
          </table:table-cell>
          <table:table-cell office:value-type="float" office:value="4.47012599822093" calcext:value-type="float">
            <text:p>4.47012599822093</text:p>
          </table:table-cell>
          <table:table-cell office:value-type="float" office:value="1.76636040418894" calcext:value-type="float">
            <text:p>1.76636040418894</text:p>
          </table:table-cell>
          <table:table-cell/>
          <table:table-cell table:formula="of:=[.A22]-[.E22]" office:value-type="float" office:value="-0.014087207855856" calcext:value-type="float">
            <text:p>-0.014087207855856</text:p>
          </table:table-cell>
          <table:table-cell table:formula="of:=[.B22]-[.F22]" office:value-type="float" office:value="0.153287807536107" calcext:value-type="float">
            <text:p>0.153287807536107</text:p>
          </table:table-cell>
          <table:table-cell table:formula="of:=[.C22]-[.G22]" office:value-type="float" office:value="0.00735832024574501" calcext:value-type="float">
            <text:p>0.007358320245745</text:p>
          </table:table-cell>
        </table:table-row>
        <table:table-row table:style-name="ro1">
          <table:table-cell office:value-type="float" office:value="-0.604372732943306" calcext:value-type="float">
            <text:p>-0.604372732943306</text:p>
          </table:table-cell>
          <table:table-cell office:value-type="float" office:value="4.64292308605906" calcext:value-type="float">
            <text:p>4.64292308605906</text:p>
          </table:table-cell>
          <table:table-cell office:value-type="float" office:value="1.77391969131301" calcext:value-type="float">
            <text:p>1.77391969131301</text:p>
          </table:table-cell>
          <table:table-cell/>
          <table:table-cell office:value-type="float" office:value="-0.564842214193359" calcext:value-type="float">
            <text:p>-0.564842214193359</text:p>
          </table:table-cell>
          <table:table-cell office:value-type="float" office:value="4.4846521405684" calcext:value-type="float">
            <text:p>4.4846521405684</text:p>
          </table:table-cell>
          <table:table-cell office:value-type="float" office:value="1.76620463847992" calcext:value-type="float">
            <text:p>1.76620463847992</text:p>
          </table:table-cell>
          <table:table-cell/>
          <table:table-cell table:formula="of:=[.A23]-[.E23]" office:value-type="float" office:value="-0.0395305187499467" calcext:value-type="float">
            <text:p>-0.039530518749947</text:p>
          </table:table-cell>
          <table:table-cell table:formula="of:=[.B23]-[.F23]" office:value-type="float" office:value="0.158270945490662" calcext:value-type="float">
            <text:p>0.158270945490662</text:p>
          </table:table-cell>
          <table:table-cell table:formula="of:=[.C23]-[.G23]" office:value-type="float" office:value="0.0077150528330856" calcext:value-type="float">
            <text:p>0.007715052833086</text:p>
          </table:table-cell>
        </table:table-row>
        <table:table-row table:style-name="ro1">
          <table:table-cell office:value-type="float" office:value="-0.670664154187607" calcext:value-type="float">
            <text:p>-0.670664154187607</text:p>
          </table:table-cell>
          <table:table-cell office:value-type="float" office:value="5.00672228014706" calcext:value-type="float">
            <text:p>5.00672228014706</text:p>
          </table:table-cell>
          <table:table-cell office:value-type="float" office:value="1.77815880335487" calcext:value-type="float">
            <text:p>1.77815880335487</text:p>
          </table:table-cell>
          <table:table-cell/>
          <table:table-cell office:value-type="float" office:value="-0.602703353125051" calcext:value-type="float">
            <text:p>-0.602703353125051</text:p>
          </table:table-cell>
          <table:table-cell office:value-type="float" office:value="4.84410948458323" calcext:value-type="float">
            <text:p>4.84410948458323</text:p>
          </table:table-cell>
          <table:table-cell office:value-type="float" office:value="1.77015005478058" calcext:value-type="float">
            <text:p>1.77015005478058</text:p>
          </table:table-cell>
          <table:table-cell/>
          <table:table-cell table:formula="of:=[.A24]-[.E24]" office:value-type="float" office:value="-0.0679608010625566" calcext:value-type="float">
            <text:p>-0.067960801062557</text:p>
          </table:table-cell>
          <table:table-cell table:formula="of:=[.B24]-[.F24]" office:value-type="float" office:value="0.16261279556383" calcext:value-type="float">
            <text:p>0.16261279556383</text:p>
          </table:table-cell>
          <table:table-cell table:formula="of:=[.C24]-[.G24]" office:value-type="float" office:value="0.00800874857428369" calcext:value-type="float">
            <text:p>0.008008748574284</text:p>
          </table:table-cell>
        </table:table-row>
        <table:table-row table:style-name="ro1">
          <table:table-cell office:value-type="float" office:value="-0.732861420784235" calcext:value-type="float">
            <text:p>-0.732861420784235</text:p>
          </table:table-cell>
          <table:table-cell office:value-type="float" office:value="5.33736941870902" calcext:value-type="float">
            <text:p>5.33736941870902</text:p>
          </table:table-cell>
          <table:table-cell office:value-type="float" office:value="1.78205994079239" calcext:value-type="float">
            <text:p>1.78205994079239</text:p>
          </table:table-cell>
          <table:table-cell/>
          <table:table-cell office:value-type="float" office:value="-0.703388349054502" calcext:value-type="float">
            <text:p>-0.703388349054502</text:p>
          </table:table-cell>
          <table:table-cell office:value-type="float" office:value="5.15588020550701" calcext:value-type="float">
            <text:p>5.15588020550701</text:p>
          </table:table-cell>
          <table:table-cell office:value-type="float" office:value="1.77363385748581" calcext:value-type="float">
            <text:p>1.77363385748581</text:p>
          </table:table-cell>
          <table:table-cell/>
          <table:table-cell table:formula="of:=[.A25]-[.E25]" office:value-type="float" office:value="-0.0294730717297333" calcext:value-type="float">
            <text:p>-0.029473071729733</text:p>
          </table:table-cell>
          <table:table-cell table:formula="of:=[.B25]-[.F25]" office:value-type="float" office:value="0.181489213202018" calcext:value-type="float">
            <text:p>0.181489213202018</text:p>
          </table:table-cell>
          <table:table-cell table:formula="of:=[.C25]-[.G25]" office:value-type="float" office:value="0.00842608330657857" calcext:value-type="float">
            <text:p>0.008426083306579</text:p>
          </table:table-cell>
        </table:table-row>
        <table:table-row table:style-name="ro1">
          <table:table-cell office:value-type="float" office:value="-0.767333006876449" calcext:value-type="float">
            <text:p>-0.767333006876449</text:p>
          </table:table-cell>
          <table:table-cell office:value-type="float" office:value="5.51905858848157" calcext:value-type="float">
            <text:p>5.51905858848157</text:p>
          </table:table-cell>
          <table:table-cell office:value-type="float" office:value="1.78428736700382" calcext:value-type="float">
            <text:p>1.78428736700382</text:p>
          </table:table-cell>
          <table:table-cell/>
          <table:table-cell office:value-type="float" office:value="-0.755208682549498" calcext:value-type="float">
            <text:p>-0.755208682549498</text:p>
          </table:table-cell>
          <table:table-cell office:value-type="float" office:value="5.32571527232601" calcext:value-type="float">
            <text:p>5.32571527232601</text:p>
          </table:table-cell>
          <table:table-cell office:value-type="float" office:value="1.77538265964746" calcext:value-type="float">
            <text:p>1.77538265964746</text:p>
          </table:table-cell>
          <table:table-cell/>
          <table:table-cell table:formula="of:=[.A26]-[.E26]" office:value-type="float" office:value="-0.0121243243269503" calcext:value-type="float">
            <text:p>-0.01212432432695</text:p>
          </table:table-cell>
          <table:table-cell table:formula="of:=[.B26]-[.F26]" office:value-type="float" office:value="0.193343316155552" calcext:value-type="float">
            <text:p>0.193343316155552</text:p>
          </table:table-cell>
          <table:table-cell table:formula="of:=[.C26]-[.G26]" office:value-type="float" office:value="0.00890470735635684" calcext:value-type="float">
            <text:p>0.008904707356357</text:p>
          </table:table-cell>
        </table:table-row>
        <table:table-row table:style-name="ro1">
          <table:table-cell office:value-type="float" office:value="-0.7990122043897" calcext:value-type="float">
            <text:p>-0.7990122043897</text:p>
          </table:table-cell>
          <table:table-cell office:value-type="float" office:value="5.68190702459901" calcext:value-type="float">
            <text:p>5.68190702459901</text:p>
          </table:table-cell>
          <table:table-cell office:value-type="float" office:value="1.78632838639745" calcext:value-type="float">
            <text:p>1.78632838639745</text:p>
          </table:table-cell>
          <table:table-cell/>
          <table:table-cell office:value-type="float" office:value="-0.804559176450478" calcext:value-type="float">
            <text:p>-0.804559176450478</text:p>
          </table:table-cell>
          <table:table-cell office:value-type="float" office:value="5.47655909108668" calcext:value-type="float">
            <text:p>5.47655909108668</text:p>
          </table:table-cell>
          <table:table-cell office:value-type="float" office:value="1.7769120915512" calcext:value-type="float">
            <text:p>1.7769120915512</text:p>
          </table:table-cell>
          <table:table-cell/>
          <table:table-cell table:formula="of:=[.A27]-[.E27]" office:value-type="float" office:value="0.0055469720607777" calcext:value-type="float">
            <text:p>0.005546972060778</text:p>
          </table:table-cell>
          <table:table-cell table:formula="of:=[.B27]-[.F27]" office:value-type="float" office:value="0.205347933512324" calcext:value-type="float">
            <text:p>0.205347933512324</text:p>
          </table:table-cell>
          <table:table-cell table:formula="of:=[.C27]-[.G27]" office:value-type="float" office:value="0.00941629484624507" calcext:value-type="float">
            <text:p>0.009416294846245</text:p>
          </table:table-cell>
        </table:table-row>
        <table:table-row table:style-name="ro1">
          <table:table-cell office:value-type="float" office:value="-0.811286071976351" calcext:value-type="float">
            <text:p>-0.811286071976351</text:p>
          </table:table-cell>
          <table:table-cell office:value-type="float" office:value="5.74448569162953" calcext:value-type="float">
            <text:p>5.74448569162953</text:p>
          </table:table-cell>
          <table:table-cell office:value-type="float" office:value="1.78707770682649" calcext:value-type="float">
            <text:p>1.78707770682649</text:p>
          </table:table-cell>
          <table:table-cell/>
          <table:table-cell office:value-type="float" office:value="-0.819124597441549" calcext:value-type="float">
            <text:p>-0.819124597441549</text:p>
          </table:table-cell>
          <table:table-cell office:value-type="float" office:value="5.53317458570946" calcext:value-type="float">
            <text:p>5.53317458570946</text:p>
          </table:table-cell>
          <table:table-cell office:value-type="float" office:value="1.7771409412186" calcext:value-type="float">
            <text:p>1.7771409412186</text:p>
          </table:table-cell>
          <table:table-cell/>
          <table:table-cell table:formula="of:=[.A28]-[.E28]" office:value-type="float" office:value="0.00783852546519781" calcext:value-type="float">
            <text:p>0.007838525465198</text:p>
          </table:table-cell>
          <table:table-cell table:formula="of:=[.B28]-[.F28]" office:value-type="float" office:value="0.211311105920067" calcext:value-type="float">
            <text:p>0.211311105920067</text:p>
          </table:table-cell>
          <table:table-cell table:formula="of:=[.C28]-[.G28]" office:value-type="float" office:value="0.00993676560789747" calcext:value-type="float">
            <text:p>0.009936765607897</text:p>
          </table:table-cell>
        </table:table-row>
        <table:table-row table:style-name="ro1">
          <table:table-cell office:value-type="float" office:value="-0.876615561577447" calcext:value-type="float">
            <text:p>-0.876615561577447</text:p>
          </table:table-cell>
          <table:table-cell office:value-type="float" office:value="6.07270818326199" calcext:value-type="float">
            <text:p>6.07270818326199</text:p>
          </table:table-cell>
          <table:table-cell office:value-type="float" office:value="1.79080008846379" calcext:value-type="float">
            <text:p>1.79080008846379</text:p>
          </table:table-cell>
          <table:table-cell/>
          <table:table-cell office:value-type="float" office:value="-0.884113623481209" calcext:value-type="float">
            <text:p>-0.884113623481209</text:p>
          </table:table-cell>
          <table:table-cell office:value-type="float" office:value="5.85589089613084" calcext:value-type="float">
            <text:p>5.85589089613084</text:p>
          </table:table-cell>
          <table:table-cell office:value-type="float" office:value="1.78032581564812" calcext:value-type="float">
            <text:p>1.78032581564812</text:p>
          </table:table-cell>
          <table:table-cell/>
          <table:table-cell table:formula="of:=[.A29]-[.E29]" office:value-type="float" office:value="0.00749806190376212" calcext:value-type="float">
            <text:p>0.007498061903762</text:p>
          </table:table-cell>
          <table:table-cell table:formula="of:=[.B29]-[.F29]" office:value-type="float" office:value="0.216817287131153" calcext:value-type="float">
            <text:p>0.216817287131153</text:p>
          </table:table-cell>
          <table:table-cell table:formula="of:=[.C29]-[.G29]" office:value-type="float" office:value="0.0104742728156662" calcext:value-type="float">
            <text:p>0.010474272815666</text:p>
          </table:table-cell>
        </table:table-row>
        <table:table-row table:style-name="ro1">
          <table:table-cell office:value-type="float" office:value="-0.941876837245549" calcext:value-type="float">
            <text:p>-0.941876837245549</text:p>
          </table:table-cell>
          <table:table-cell office:value-type="float" office:value="6.396821970021" calcext:value-type="float">
            <text:p>6.396821970021</text:p>
          </table:table-cell>
          <table:table-cell office:value-type="float" office:value="1.79491390365332" calcext:value-type="float">
            <text:p>1.79491390365332</text:p>
          </table:table-cell>
          <table:table-cell/>
          <table:table-cell office:value-type="float" office:value="-0.851186575302557" calcext:value-type="float">
            <text:p>-0.851186575302557</text:p>
          </table:table-cell>
          <table:table-cell office:value-type="float" office:value="6.2230885863667" calcext:value-type="float">
            <text:p>6.2230885863667</text:p>
          </table:table-cell>
          <table:table-cell office:value-type="float" office:value="1.78412310063913" calcext:value-type="float">
            <text:p>1.78412310063913</text:p>
          </table:table-cell>
          <table:table-cell/>
          <table:table-cell table:formula="of:=[.A30]-[.E30]" office:value-type="float" office:value="-0.0906902619429921" calcext:value-type="float">
            <text:p>-0.090690261942992</text:p>
          </table:table-cell>
          <table:table-cell table:formula="of:=[.B30]-[.F30]" office:value-type="float" office:value="0.173733383654301" calcext:value-type="float">
            <text:p>0.173733383654301</text:p>
          </table:table-cell>
          <table:table-cell table:formula="of:=[.C30]-[.G30]" office:value-type="float" office:value="0.0107908030141863" calcext:value-type="float">
            <text:p>0.010790803014186</text:p>
          </table:table-cell>
        </table:table-row>
        <table:table-row table:style-name="ro1">
          <table:table-cell office:value-type="float" office:value="-0.958287096197582" calcext:value-type="float">
            <text:p>-0.958287096197582</text:p>
          </table:table-cell>
          <table:table-cell office:value-type="float" office:value="6.47949204375195" calcext:value-type="float">
            <text:p>6.47949204375195</text:p>
          </table:table-cell>
          <table:table-cell office:value-type="float" office:value="1.79603844925909" calcext:value-type="float">
            <text:p>1.79603844925909</text:p>
          </table:table-cell>
          <table:table-cell/>
          <table:table-cell office:value-type="float" office:value="-0.86412425798762" calcext:value-type="float">
            <text:p>-0.86412425798762</text:p>
          </table:table-cell>
          <table:table-cell office:value-type="float" office:value="6.29459300690779" calcext:value-type="float">
            <text:p>6.29459300690779</text:p>
          </table:table-cell>
          <table:table-cell office:value-type="float" office:value="1.78494326333038" calcext:value-type="float">
            <text:p>1.78494326333038</text:p>
          </table:table-cell>
          <table:table-cell/>
          <table:table-cell table:formula="of:=[.A31]-[.E31]" office:value-type="float" office:value="-0.0941628382099619" calcext:value-type="float">
            <text:p>-0.094162838209962</text:p>
          </table:table-cell>
          <table:table-cell table:formula="of:=[.B31]-[.F31]" office:value-type="float" office:value="0.184899036844158" calcext:value-type="float">
            <text:p>0.184899036844158</text:p>
          </table:table-cell>
          <table:table-cell table:formula="of:=[.C31]-[.G31]" office:value-type="float" office:value="0.0110951859287081" calcext:value-type="float">
            <text:p>0.011095185928708</text:p>
          </table:table-cell>
        </table:table-row>
        <table:table-row table:style-name="ro1">
          <table:table-cell office:value-type="float" office:value="-1.07439816677616" calcext:value-type="float">
            <text:p>-1.07439816677616</text:p>
          </table:table-cell>
          <table:table-cell office:value-type="float" office:value="7.04226723240276" calcext:value-type="float">
            <text:p>7.04226723240276</text:p>
          </table:table-cell>
          <table:table-cell office:value-type="float" office:value="1.80284132278506" calcext:value-type="float">
            <text:p>1.80284132278506</text:p>
          </table:table-cell>
          <table:table-cell/>
          <table:table-cell office:value-type="float" office:value="-0.971385205972571" calcext:value-type="float">
            <text:p>-0.971385205972571</text:p>
          </table:table-cell>
          <table:table-cell office:value-type="float" office:value="6.84716200603828" calcext:value-type="float">
            <text:p>6.84716200603828</text:p>
          </table:table-cell>
          <table:table-cell office:value-type="float" office:value="1.79143895028002" calcext:value-type="float">
            <text:p>1.79143895028002</text:p>
          </table:table-cell>
          <table:table-cell/>
          <table:table-cell table:formula="of:=[.A32]-[.E32]" office:value-type="float" office:value="-0.103012960803584" calcext:value-type="float">
            <text:p>-0.103012960803584</text:p>
          </table:table-cell>
          <table:table-cell table:formula="of:=[.B32]-[.F32]" office:value-type="float" office:value="0.195105226364482" calcext:value-type="float">
            <text:p>0.195105226364482</text:p>
          </table:table-cell>
          <table:table-cell table:formula="of:=[.C32]-[.G32]" office:value-type="float" office:value="0.0114023725050383" calcext:value-type="float">
            <text:p>0.011402372505038</text:p>
          </table:table-cell>
        </table:table-row>
        <table:table-row table:style-name="ro1">
          <table:table-cell office:value-type="float" office:value="-1.09575687254709" calcext:value-type="float">
            <text:p>-1.09575687254709</text:p>
          </table:table-cell>
          <table:table-cell office:value-type="float" office:value="7.14108369577305" calcext:value-type="float">
            <text:p>7.14108369577305</text:p>
          </table:table-cell>
          <table:table-cell office:value-type="float" office:value="1.80396211737336" calcext:value-type="float">
            <text:p>1.80396211737336</text:p>
          </table:table-cell>
          <table:table-cell/>
          <table:table-cell office:value-type="float" office:value="-0.971235873075905" calcext:value-type="float">
            <text:p>-0.971235873075905</text:p>
          </table:table-cell>
          <table:table-cell office:value-type="float" office:value="6.93913484253402" calcext:value-type="float">
            <text:p>6.93913484253402</text:p>
          </table:table-cell>
          <table:table-cell office:value-type="float" office:value="1.79219120574262" calcext:value-type="float">
            <text:p>1.79219120574262</text:p>
          </table:table-cell>
          <table:table-cell/>
          <table:table-cell table:formula="of:=[.A33]-[.E33]" office:value-type="float" office:value="-0.124520999471189" calcext:value-type="float">
            <text:p>-0.124520999471189</text:p>
          </table:table-cell>
          <table:table-cell table:formula="of:=[.B33]-[.F33]" office:value-type="float" office:value="0.201948853239032" calcext:value-type="float">
            <text:p>0.201948853239032</text:p>
          </table:table-cell>
          <table:table-cell table:formula="of:=[.C33]-[.G33]" office:value-type="float" office:value="0.0117709116307316" calcext:value-type="float">
            <text:p>0.011770911630732</text:p>
          </table:table-cell>
        </table:table-row>
        <table:table-row table:style-name="ro1">
          <table:table-cell office:value-type="float" office:value="-1.15145704807128" calcext:value-type="float">
            <text:p>-1.15145704807128</text:p>
          </table:table-cell>
          <table:table-cell office:value-type="float" office:value="7.4021084755885" calcext:value-type="float">
            <text:p>7.4021084755885</text:p>
          </table:table-cell>
          <table:table-cell office:value-type="float" office:value="1.80699527675643" calcext:value-type="float">
            <text:p>1.80699527675643</text:p>
          </table:table-cell>
          <table:table-cell/>
          <table:table-cell office:value-type="float" office:value="-1.00320585114245" calcext:value-type="float">
            <text:p>-1.00320585114245</text:p>
          </table:table-cell>
          <table:table-cell office:value-type="float" office:value="7.19360999083417" calcext:value-type="float">
            <text:p>7.19360999083417</text:p>
          </table:table-cell>
          <table:table-cell office:value-type="float" office:value="1.79488969156528" calcext:value-type="float">
            <text:p>1.79488969156528</text:p>
          </table:table-cell>
          <table:table-cell/>
          <table:table-cell table:formula="of:=[.A34]-[.E34]" office:value-type="float" office:value="-0.148251196928833" calcext:value-type="float">
            <text:p>-0.148251196928833</text:p>
          </table:table-cell>
          <table:table-cell table:formula="of:=[.B34]-[.F34]" office:value-type="float" office:value="0.208498484754329" calcext:value-type="float">
            <text:p>0.208498484754329</text:p>
          </table:table-cell>
          <table:table-cell table:formula="of:=[.C34]-[.G34]" office:value-type="float" office:value="0.0121055851911507" calcext:value-type="float">
            <text:p>0.012105585191151</text:p>
          </table:table-cell>
        </table:table-row>
        <table:table-row table:style-name="ro1">
          <table:table-cell office:value-type="float" office:value="-1.19987091863463" calcext:value-type="float">
            <text:p>-1.19987091863463</text:p>
          </table:table-cell>
          <table:table-cell office:value-type="float" office:value="7.62319759939785" calcext:value-type="float">
            <text:p>7.62319759939785</text:p>
          </table:table-cell>
          <table:table-cell office:value-type="float" office:value="1.80966536444012" calcext:value-type="float">
            <text:p>1.80966536444012</text:p>
          </table:table-cell>
          <table:table-cell/>
          <table:table-cell office:value-type="float" office:value="-1.11229979112" calcext:value-type="float">
            <text:p>-1.11229979112</text:p>
          </table:table-cell>
          <table:table-cell office:value-type="float" office:value="7.38236841136974" calcext:value-type="float">
            <text:p>7.38236841136974</text:p>
          </table:table-cell>
          <table:table-cell office:value-type="float" office:value="1.79705045630877" calcext:value-type="float">
            <text:p>1.79705045630877</text:p>
          </table:table-cell>
          <table:table-cell/>
          <table:table-cell table:formula="of:=[.A35]-[.E35]" office:value-type="float" office:value="-0.0875711275146291" calcext:value-type="float">
            <text:p>-0.087571127514629</text:p>
          </table:table-cell>
          <table:table-cell table:formula="of:=[.B35]-[.F35]" office:value-type="float" office:value="0.240829188028107" calcext:value-type="float">
            <text:p>0.240829188028107</text:p>
          </table:table-cell>
          <table:table-cell table:formula="of:=[.C35]-[.G35]" office:value-type="float" office:value="0.0126149081313558" calcext:value-type="float">
            <text:p>0.012614908131356</text:p>
          </table:table-cell>
        </table:table-row>
        <table:table-row table:style-name="ro1">
          <table:table-cell office:value-type="float" office:value="-1.23547882869799" calcext:value-type="float">
            <text:p>-1.23547882869799</text:p>
          </table:table-cell>
          <table:table-cell office:value-type="float" office:value="7.78342448570121" calcext:value-type="float">
            <text:p>7.78342448570121</text:p>
          </table:table-cell>
          <table:table-cell office:value-type="float" office:value="1.81176641294584" calcext:value-type="float">
            <text:p>1.81176641294584</text:p>
          </table:table-cell>
          <table:table-cell/>
          <table:table-cell office:value-type="float" office:value="-1.21016172188869" calcext:value-type="float">
            <text:p>-1.21016172188869</text:p>
          </table:table-cell>
          <table:table-cell office:value-type="float" office:value="7.50971358853508" calcext:value-type="float">
            <text:p>7.50971358853508</text:p>
          </table:table-cell>
          <table:table-cell office:value-type="float" office:value="1.79854574628234" calcext:value-type="float">
            <text:p>1.79854574628234</text:p>
          </table:table-cell>
          <table:table-cell/>
          <table:table-cell table:formula="of:=[.A36]-[.E36]" office:value-type="float" office:value="-0.0253171068092917" calcext:value-type="float">
            <text:p>-0.025317106809292</text:p>
          </table:table-cell>
          <table:table-cell table:formula="of:=[.B36]-[.F36]" office:value-type="float" office:value="0.273710897166136" calcext:value-type="float">
            <text:p>0.273710897166136</text:p>
          </table:table-cell>
          <table:table-cell table:formula="of:=[.C36]-[.G36]" office:value-type="float" office:value="0.0132206666635026" calcext:value-type="float">
            <text:p>0.013220666663503</text:p>
          </table:table-cell>
        </table:table-row>
        <table:table-row table:style-name="ro1">
          <table:table-cell office:value-type="float" office:value="-1.30951240650275" calcext:value-type="float">
            <text:p>-1.30951240650275</text:p>
          </table:table-cell>
          <table:table-cell office:value-type="float" office:value="8.11567657795441" calcext:value-type="float">
            <text:p>8.11567657795441</text:p>
          </table:table-cell>
          <table:table-cell office:value-type="float" office:value="1.81619740650565" calcext:value-type="float">
            <text:p>1.81619740650565</text:p>
          </table:table-cell>
          <table:table-cell/>
          <table:table-cell office:value-type="float" office:value="-1.43260329530606" calcext:value-type="float">
            <text:p>-1.43260329530606</text:p>
          </table:table-cell>
          <table:table-cell office:value-type="float" office:value="7.78819025332385" calcext:value-type="float">
            <text:p>7.78819025332385</text:p>
          </table:table-cell>
          <table:table-cell office:value-type="float" office:value="1.80189121028448" calcext:value-type="float">
            <text:p>1.80189121028448</text:p>
          </table:table-cell>
          <table:table-cell/>
          <table:table-cell table:formula="of:=[.A37]-[.E37]" office:value-type="float" office:value="0.123090888803309" calcext:value-type="float">
            <text:p>0.123090888803309</text:p>
          </table:table-cell>
          <table:table-cell table:formula="of:=[.B37]-[.F37]" office:value-type="float" office:value="0.327486324630564" calcext:value-type="float">
            <text:p>0.327486324630564</text:p>
          </table:table-cell>
          <table:table-cell table:formula="of:=[.C37]-[.G37]" office:value-type="float" office:value="0.0143061962211704" calcext:value-type="float">
            <text:p>0.01430619622117</text:p>
          </table:table-cell>
        </table:table-row>
        <table:table-row table:style-name="ro1">
          <table:table-cell office:value-type="float" office:value="-1.38414709550672" calcext:value-type="float">
            <text:p>-1.38414709550672</text:p>
          </table:table-cell>
          <table:table-cell office:value-type="float" office:value="8.44638085304761" calcext:value-type="float">
            <text:p>8.44638085304761</text:p>
          </table:table-cell>
          <table:table-cell office:value-type="float" office:value="1.82042081389225" calcext:value-type="float">
            <text:p>1.82042081389225</text:p>
          </table:table-cell>
          <table:table-cell/>
          <table:table-cell office:value-type="float" office:value="-1.33066665492677" calcext:value-type="float">
            <text:p>-1.33066665492677</text:p>
          </table:table-cell>
          <table:table-cell office:value-type="float" office:value="8.1190904666531" calcext:value-type="float">
            <text:p>8.1190904666531</text:p>
          </table:table-cell>
          <table:table-cell office:value-type="float" office:value="1.80535274893436" calcext:value-type="float">
            <text:p>1.80535274893436</text:p>
          </table:table-cell>
          <table:table-cell/>
          <table:table-cell table:formula="of:=[.A38]-[.E38]" office:value-type="float" office:value="-0.0534804405799472" calcext:value-type="float">
            <text:p>-0.053480440579947</text:p>
          </table:table-cell>
          <table:table-cell table:formula="of:=[.B38]-[.F38]" office:value-type="float" office:value="0.327290386394509" calcext:value-type="float">
            <text:p>0.327290386394509</text:p>
          </table:table-cell>
          <table:table-cell table:formula="of:=[.C38]-[.G38]" office:value-type="float" office:value="0.0150680649578836" calcext:value-type="float">
            <text:p>0.015068064957884</text:p>
          </table:table-cell>
        </table:table-row>
        <table:table-row table:style-name="ro1">
          <table:table-cell office:value-type="float" office:value="-1.40060268352277" calcext:value-type="float">
            <text:p>-1.40060268352277</text:p>
          </table:table-cell>
          <table:table-cell office:value-type="float" office:value="8.51765454301204" calcext:value-type="float">
            <text:p>8.51765454301204</text:p>
          </table:table-cell>
          <table:table-cell office:value-type="float" office:value="1.82119219377653" calcext:value-type="float">
            <text:p>1.82119219377653</text:p>
          </table:table-cell>
          <table:table-cell/>
          <table:table-cell office:value-type="float" office:value="-1.35502284677378" calcext:value-type="float">
            <text:p>-1.35502284677378</text:p>
          </table:table-cell>
          <table:table-cell office:value-type="float" office:value="8.1669389735658" calcext:value-type="float">
            <text:p>8.1669389735658</text:p>
          </table:table-cell>
          <table:table-cell office:value-type="float" office:value="1.8053287663461" calcext:value-type="float">
            <text:p>1.8053287663461</text:p>
          </table:table-cell>
          <table:table-cell/>
          <table:table-cell table:formula="of:=[.A39]-[.E39]" office:value-type="float" office:value="-0.0455798367489892" calcext:value-type="float">
            <text:p>-0.045579836748989</text:p>
          </table:table-cell>
          <table:table-cell table:formula="of:=[.B39]-[.F39]" office:value-type="float" office:value="0.350715569446235" calcext:value-type="float">
            <text:p>0.350715569446235</text:p>
          </table:table-cell>
          <table:table-cell table:formula="of:=[.C39]-[.G39]" office:value-type="float" office:value="0.0158634274304283" calcext:value-type="float">
            <text:p>0.015863427430428</text:p>
          </table:table-cell>
        </table:table-row>
        <table:table-row table:style-name="ro1">
          <table:table-cell office:value-type="float" office:value="-1.46934809278769" calcext:value-type="float">
            <text:p>-1.46934809278769</text:p>
          </table:table-cell>
          <table:table-cell office:value-type="float" office:value="8.81377251555593" calcext:value-type="float">
            <text:p>8.81377251555593</text:p>
          </table:table-cell>
          <table:table-cell office:value-type="float" office:value="1.82490317954728" calcext:value-type="float">
            <text:p>1.82490317954728</text:p>
          </table:table-cell>
          <table:table-cell/>
          <table:table-cell office:value-type="float" office:value="-1.42820664250749" calcext:value-type="float">
            <text:p>-1.42820664250749</text:p>
          </table:table-cell>
          <table:table-cell office:value-type="float" office:value="8.44011949472252" calcext:value-type="float">
            <text:p>8.44011949472252</text:p>
          </table:table-cell>
          <table:table-cell office:value-type="float" office:value="1.80820067752901" calcext:value-type="float">
            <text:p>1.80820067752901</text:p>
          </table:table-cell>
          <table:table-cell/>
          <table:table-cell table:formula="of:=[.A40]-[.E40]" office:value-type="float" office:value="-0.0411414502801979" calcext:value-type="float">
            <text:p>-0.041141450280198</text:p>
          </table:table-cell>
          <table:table-cell table:formula="of:=[.B40]-[.F40]" office:value-type="float" office:value="0.373653020833412" calcext:value-type="float">
            <text:p>0.373653020833412</text:p>
          </table:table-cell>
          <table:table-cell table:formula="of:=[.C40]-[.G40]" office:value-type="float" office:value="0.0167025020182616" calcext:value-type="float">
            <text:p>0.016702502018262</text:p>
          </table:table-cell>
        </table:table-row>
        <table:table-row table:style-name="ro1">
          <table:table-cell office:value-type="float" office:value="-1.47810497080082" calcext:value-type="float">
            <text:p>-1.47810497080082</text:p>
          </table:table-cell>
          <table:table-cell office:value-type="float" office:value="8.85101819592658" calcext:value-type="float">
            <text:p>8.85101819592658</text:p>
          </table:table-cell>
          <table:table-cell office:value-type="float" office:value="1.82526076715161" calcext:value-type="float">
            <text:p>1.82526076715161</text:p>
          </table:table-cell>
          <table:table-cell/>
          <table:table-cell office:value-type="float" office:value="-1.45669372081155" calcext:value-type="float">
            <text:p>-1.45669372081155</text:p>
          </table:table-cell>
          <table:table-cell office:value-type="float" office:value="8.45182948585059" calcext:value-type="float">
            <text:p>8.45182948585059</text:p>
          </table:table-cell>
          <table:table-cell office:value-type="float" office:value="1.80767435898212" calcext:value-type="float">
            <text:p>1.80767435898212</text:p>
          </table:table-cell>
          <table:table-cell/>
          <table:table-cell table:formula="of:=[.A41]-[.E41]" office:value-type="float" office:value="-0.0214112499892685" calcext:value-type="float">
            <text:p>-0.021411249989269</text:p>
          </table:table-cell>
          <table:table-cell table:formula="of:=[.B41]-[.F41]" office:value-type="float" office:value="0.399188710075991" calcext:value-type="float">
            <text:p>0.399188710075991</text:p>
          </table:table-cell>
          <table:table-cell table:formula="of:=[.C41]-[.G41]" office:value-type="float" office:value="0.0175864081694896" calcext:value-type="float">
            <text:p>0.01758640816949</text:p>
          </table:table-cell>
        </table:table-row>
        <table:table-row table:style-name="ro1">
          <table:table-cell office:value-type="float" office:value="-1.5619880284024" calcext:value-type="float">
            <text:p>-1.5619880284024</text:p>
          </table:table-cell>
          <table:table-cell office:value-type="float" office:value="9.15395478107379" calcext:value-type="float">
            <text:p>9.15395478107379</text:p>
          </table:table-cell>
          <table:table-cell office:value-type="float" office:value="1.80846028409115" calcext:value-type="float">
            <text:p>1.80846028409115</text:p>
          </table:table-cell>
          <table:table-cell/>
          <table:table-cell office:value-type="float" office:value="-1.55595313999414" calcext:value-type="float">
            <text:p>-1.55595313999414</text:p>
          </table:table-cell>
          <table:table-cell office:value-type="float" office:value="8.73017649919729" calcext:value-type="float">
            <text:p>8.73017649919729</text:p>
          </table:table-cell>
          <table:table-cell office:value-type="float" office:value="1.78991373939882" calcext:value-type="float">
            <text:p>1.78991373939882</text:p>
          </table:table-cell>
          <table:table-cell/>
          <table:table-cell table:formula="of:=[.A42]-[.E42]" office:value-type="float" office:value="-0.00603488840825461" calcext:value-type="float">
            <text:p>-0.006034888408255</text:p>
          </table:table-cell>
          <table:table-cell table:formula="of:=[.B42]-[.F42]" office:value-type="float" office:value="0.423778281876498" calcext:value-type="float">
            <text:p>0.423778281876498</text:p>
          </table:table-cell>
          <table:table-cell table:formula="of:=[.C42]-[.G42]" office:value-type="float" office:value="0.0185465446923387" calcext:value-type="float">
            <text:p>0.018546544692339</text:p>
          </table:table-cell>
        </table:table-row>
        <table:table-row table:style-name="ro1">
          <table:table-cell office:value-type="float" office:value="-1.70361862319415" calcext:value-type="float">
            <text:p>-1.70361862319415</text:p>
          </table:table-cell>
          <table:table-cell office:value-type="float" office:value="9.47913054266495" calcext:value-type="float">
            <text:p>9.47913054266495</text:p>
          </table:table-cell>
          <table:table-cell office:value-type="float" office:value="1.73118212593868" calcext:value-type="float">
            <text:p>1.73118212593868</text:p>
          </table:table-cell>
          <table:table-cell/>
          <table:table-cell office:value-type="float" office:value="-1.49960680613931" calcext:value-type="float">
            <text:p>-1.49960680613931</text:p>
          </table:table-cell>
          <table:table-cell office:value-type="float" office:value="9.03478893314112" calcext:value-type="float">
            <text:p>9.03478893314112</text:p>
          </table:table-cell>
          <table:table-cell office:value-type="float" office:value="1.71204583706169" calcext:value-type="float">
            <text:p>1.71204583706169</text:p>
          </table:table-cell>
          <table:table-cell/>
          <table:table-cell table:formula="of:=[.A43]-[.E43]" office:value-type="float" office:value="-0.204011817054837" calcext:value-type="float">
            <text:p>-0.204011817054837</text:p>
          </table:table-cell>
          <table:table-cell table:formula="of:=[.B43]-[.F43]" office:value-type="float" office:value="0.444341609523837" calcext:value-type="float">
            <text:p>0.444341609523837</text:p>
          </table:table-cell>
          <table:table-cell table:formula="of:=[.C43]-[.G43]" office:value-type="float" office:value="0.0191362888769939" calcext:value-type="float">
            <text:p>0.019136288876994</text:p>
          </table:table-cell>
        </table:table-row>
        <table:table-row table:style-name="ro1">
          <table:table-cell office:value-type="float" office:value="-1.89410675871143" calcext:value-type="float">
            <text:p>-1.89410675871143</text:p>
          </table:table-cell>
          <table:table-cell office:value-type="float" office:value="9.85384084292917" calcext:value-type="float">
            <text:p>9.85384084292917</text:p>
          </table:table-cell>
          <table:table-cell office:value-type="float" office:value="1.60971099666745" calcext:value-type="float">
            <text:p>1.60971099666745</text:p>
          </table:table-cell>
          <table:table-cell/>
          <table:table-cell office:value-type="float" office:value="-1.64648395560353" calcext:value-type="float">
            <text:p>-1.64648395560353</text:p>
          </table:table-cell>
          <table:table-cell office:value-type="float" office:value="9.39410301485867" calcext:value-type="float">
            <text:p>9.39410301485867</text:p>
          </table:table-cell>
          <table:table-cell office:value-type="float" office:value="1.59003723811018" calcext:value-type="float">
            <text:p>1.59003723811018</text:p>
          </table:table-cell>
          <table:table-cell/>
          <table:table-cell table:formula="of:=[.A44]-[.E44]" office:value-type="float" office:value="-0.247622803107898" calcext:value-type="float">
            <text:p>-0.247622803107898</text:p>
          </table:table-cell>
          <table:table-cell table:formula="of:=[.B44]-[.F44]" office:value-type="float" office:value="0.459737828070505" calcext:value-type="float">
            <text:p>0.459737828070505</text:p>
          </table:table-cell>
          <table:table-cell table:formula="of:=[.C44]-[.G44]" office:value-type="float" office:value="0.0196737585572659" calcext:value-type="float">
            <text:p>0.019673758557266</text:p>
          </table:table-cell>
        </table:table-row>
        <table:table-row table:style-name="ro1">
          <table:table-cell office:value-type="float" office:value="-1.90127545878451" calcext:value-type="float">
            <text:p>-1.90127545878451</text:p>
          </table:table-cell>
          <table:table-cell office:value-type="float" office:value="9.8688424251933" calcext:value-type="float">
            <text:p>9.8688424251933</text:p>
          </table:table-cell>
          <table:table-cell office:value-type="float" office:value="1.60387699351338" calcext:value-type="float">
            <text:p>1.60387699351338</text:p>
          </table:table-cell>
          <table:table-cell/>
          <table:table-cell office:value-type="float" office:value="-1.59837896081884" calcext:value-type="float">
            <text:p>-1.59837896081884</text:p>
          </table:table-cell>
          <table:table-cell office:value-type="float" office:value="9.3926521472557" calcext:value-type="float">
            <text:p>9.3926521472557</text:p>
          </table:table-cell>
          <table:table-cell office:value-type="float" office:value="1.58363597425924" calcext:value-type="float">
            <text:p>1.58363597425924</text:p>
          </table:table-cell>
          <table:table-cell/>
          <table:table-cell table:formula="of:=[.A45]-[.E45]" office:value-type="float" office:value="-0.30289649796567" calcext:value-type="float">
            <text:p>-0.30289649796567</text:p>
          </table:table-cell>
          <table:table-cell table:formula="of:=[.B45]-[.F45]" office:value-type="float" office:value="0.476190277937603" calcext:value-type="float">
            <text:p>0.476190277937603</text:p>
          </table:table-cell>
          <table:table-cell table:formula="of:=[.C45]-[.G45]" office:value-type="float" office:value="0.0202410192541487" calcext:value-type="float">
            <text:p>0.020241019254149</text:p>
          </table:table-cell>
        </table:table-row>
        <table:table-row table:style-name="ro1">
          <table:table-cell office:value-type="float" office:value="-2.05583379487535" calcext:value-type="float">
            <text:p>-2.05583379487535</text:p>
          </table:table-cell>
          <table:table-cell office:value-type="float" office:value="10.2222772175113" calcext:value-type="float">
            <text:p>10.2222772175113</text:p>
          </table:table-cell>
          <table:table-cell office:value-type="float" office:value="1.48123467388362" calcext:value-type="float">
            <text:p>1.48123467388362</text:p>
          </table:table-cell>
          <table:table-cell/>
          <table:table-cell office:value-type="float" office:value="-1.68944501056077" calcext:value-type="float">
            <text:p>-1.68944501056077</text:p>
          </table:table-cell>
          <table:table-cell office:value-type="float" office:value="9.73348028569958" calcext:value-type="float">
            <text:p>9.73348028569958</text:p>
          </table:table-cell>
          <table:table-cell office:value-type="float" office:value="1.46053883304414" calcext:value-type="float">
            <text:p>1.46053883304414</text:p>
          </table:table-cell>
          <table:table-cell/>
          <table:table-cell table:formula="of:=[.A46]-[.E46]" office:value-type="float" office:value="-0.366388784314586" calcext:value-type="float">
            <text:p>-0.366388784314586</text:p>
          </table:table-cell>
          <table:table-cell table:formula="of:=[.B46]-[.F46]" office:value-type="float" office:value="0.488796931811715" calcext:value-type="float">
            <text:p>0.488796931811715</text:p>
          </table:table-cell>
          <table:table-cell table:formula="of:=[.C46]-[.G46]" office:value-type="float" office:value="0.0206958408394831" calcext:value-type="float">
            <text:p>0.020695840839483</text:p>
          </table:table-cell>
        </table:table-row>
        <table:table-row table:style-name="ro1">
          <table:table-cell office:value-type="float" office:value="-2.07054079337336" calcext:value-type="float">
            <text:p>-2.07054079337336</text:p>
          </table:table-cell>
          <table:table-cell office:value-type="float" office:value="10.2613667901768" calcext:value-type="float">
            <text:p>10.2613667901768</text:p>
          </table:table-cell>
          <table:table-cell office:value-type="float" office:value="1.47015920992235" calcext:value-type="float">
            <text:p>1.47015920992235</text:p>
          </table:table-cell>
          <table:table-cell/>
          <table:table-cell office:value-type="float" office:value="-1.64447250398428" calcext:value-type="float">
            <text:p>-1.64447250398428</text:p>
          </table:table-cell>
          <table:table-cell office:value-type="float" office:value="9.75602625396983" calcext:value-type="float">
            <text:p>9.75602625396983</text:p>
          </table:table-cell>
          <table:table-cell office:value-type="float" office:value="1.44905078014428" calcext:value-type="float">
            <text:p>1.44905078014428</text:p>
          </table:table-cell>
          <table:table-cell/>
          <table:table-cell table:formula="of:=[.A47]-[.E47]" office:value-type="float" office:value="-0.426068289389077" calcext:value-type="float">
            <text:p>-0.426068289389077</text:p>
          </table:table-cell>
          <table:table-cell table:formula="of:=[.B47]-[.F47]" office:value-type="float" office:value="0.505340536206941" calcext:value-type="float">
            <text:p>0.505340536206941</text:p>
          </table:table-cell>
          <table:table-cell table:formula="of:=[.C47]-[.G47]" office:value-type="float" office:value="0.0211084297780646" calcext:value-type="float">
            <text:p>0.021108429778065</text:p>
          </table:table-cell>
        </table:table-row>
        <table:table-row table:style-name="ro1">
          <table:table-cell office:value-type="float" office:value="-2.17126512533695" calcext:value-type="float">
            <text:p>-2.17126512533695</text:p>
          </table:table-cell>
          <table:table-cell office:value-type="float" office:value="10.5726167900491" calcext:value-type="float">
            <text:p>10.5726167900491</text:p>
          </table:table-cell>
          <table:table-cell office:value-type="float" office:value="1.37750753186756" calcext:value-type="float">
            <text:p>1.37750753186756</text:p>
          </table:table-cell>
          <table:table-cell/>
          <table:table-cell office:value-type="float" office:value="-1.67966458398008" calcext:value-type="float">
            <text:p>-1.67966458398008</text:p>
          </table:table-cell>
          <table:table-cell office:value-type="float" office:value="10.0501928935552" calcext:value-type="float">
            <text:p>10.0501928935552</text:p>
          </table:table-cell>
          <table:table-cell office:value-type="float" office:value="1.35611249251803" calcext:value-type="float">
            <text:p>1.35611249251803</text:p>
          </table:table-cell>
          <table:table-cell/>
          <table:table-cell table:formula="of:=[.A48]-[.E48]" office:value-type="float" office:value="-0.491600541356877" calcext:value-type="float">
            <text:p>-0.491600541356877</text:p>
          </table:table-cell>
          <table:table-cell table:formula="of:=[.B48]-[.F48]" office:value-type="float" office:value="0.522423896493947" calcext:value-type="float">
            <text:p>0.522423896493947</text:p>
          </table:table-cell>
          <table:table-cell table:formula="of:=[.C48]-[.G48]" office:value-type="float" office:value="0.0213950393495299" calcext:value-type="float">
            <text:p>0.02139503934953</text:p>
          </table:table-cell>
        </table:table-row>
        <table:table-row table:style-name="ro1">
          <table:table-cell office:value-type="float" office:value="-2.29436519989614" calcext:value-type="float">
            <text:p>-2.29436519989614</text:p>
          </table:table-cell>
          <table:table-cell office:value-type="float" office:value="11.3358337261906" calcext:value-type="float">
            <text:p>11.3358337261906</text:p>
          </table:table-cell>
          <table:table-cell office:value-type="float" office:value="1.17824022677134" calcext:value-type="float">
            <text:p>1.17824022677134</text:p>
          </table:table-cell>
          <table:table-cell/>
          <table:table-cell office:value-type="float" office:value="-1.77774434253907" calcext:value-type="float">
            <text:p>-1.77774434253907</text:p>
          </table:table-cell>
          <table:table-cell office:value-type="float" office:value="10.8073018437209" calcext:value-type="float">
            <text:p>10.8073018437209</text:p>
          </table:table-cell>
          <table:table-cell office:value-type="float" office:value="1.15662579986841" calcext:value-type="float">
            <text:p>1.15662579986841</text:p>
          </table:table-cell>
          <table:table-cell/>
          <table:table-cell table:formula="of:=[.A49]-[.E49]" office:value-type="float" office:value="-0.516620857357073" calcext:value-type="float">
            <text:p>-0.516620857357073</text:p>
          </table:table-cell>
          <table:table-cell table:formula="of:=[.B49]-[.F49]" office:value-type="float" office:value="0.528531882469691" calcext:value-type="float">
            <text:p>0.528531882469691</text:p>
          </table:table-cell>
          <table:table-cell table:formula="of:=[.C49]-[.G49]" office:value-type="float" office:value="0.0216144269029326" calcext:value-type="float">
            <text:p>0.021614426902933</text:p>
          </table:table-cell>
        </table:table-row>
        <table:table-row table:style-name="ro1">
          <table:table-cell office:value-type="float" office:value="-2.27457371982592" calcext:value-type="float">
            <text:p>-2.27457371982592</text:p>
          </table:table-cell>
          <table:table-cell office:value-type="float" office:value="11.8965451473351" calcext:value-type="float">
            <text:p>11.8965451473351</text:p>
          </table:table-cell>
          <table:table-cell office:value-type="float" office:value="1.04979914032668" calcext:value-type="float">
            <text:p>1.04979914032668</text:p>
          </table:table-cell>
          <table:table-cell/>
          <table:table-cell office:value-type="float" office:value="-1.73782687329818" calcext:value-type="float">
            <text:p>-1.73782687329818</text:p>
          </table:table-cell>
          <table:table-cell office:value-type="float" office:value="11.3587664582832" calcext:value-type="float">
            <text:p>11.3587664582832</text:p>
          </table:table-cell>
          <table:table-cell office:value-type="float" office:value="1.02799741447777" calcext:value-type="float">
            <text:p>1.02799741447777</text:p>
          </table:table-cell>
          <table:table-cell/>
          <table:table-cell table:formula="of:=[.A50]-[.E50]" office:value-type="float" office:value="-0.536746846527744" calcext:value-type="float">
            <text:p>-0.536746846527744</text:p>
          </table:table-cell>
          <table:table-cell table:formula="of:=[.B50]-[.F50]" office:value-type="float" office:value="0.537778689051889" calcext:value-type="float">
            <text:p>0.537778689051889</text:p>
          </table:table-cell>
          <table:table-cell table:formula="of:=[.C50]-[.G50]" office:value-type="float" office:value="0.0218017258489116" calcext:value-type="float">
            <text:p>0.021801725848912</text:p>
          </table:table-cell>
        </table:table-row>
        <table:table-row table:style-name="ro1">
          <table:table-cell office:value-type="float" office:value="-2.21622718435289" calcext:value-type="float">
            <text:p>-2.21622718435289</text:p>
          </table:table-cell>
          <table:table-cell office:value-type="float" office:value="12.2666810337293" calcext:value-type="float">
            <text:p>12.2666810337293</text:p>
          </table:table-cell>
          <table:table-cell office:value-type="float" office:value="0.971652309147449" calcext:value-type="float">
            <text:p>0.971652309147449</text:p>
          </table:table-cell>
          <table:table-cell/>
          <table:table-cell office:value-type="float" office:value="-1.66305395384785" calcext:value-type="float">
            <text:p>-1.66305395384785</text:p>
          </table:table-cell>
          <table:table-cell office:value-type="float" office:value="11.718757676084" calcext:value-type="float">
            <text:p>11.718757676084</text:p>
          </table:table-cell>
          <table:table-cell office:value-type="float" office:value="0.949688903633811" calcext:value-type="float">
            <text:p>0.949688903633811</text:p>
          </table:table-cell>
          <table:table-cell/>
          <table:table-cell table:formula="of:=[.A51]-[.E51]" office:value-type="float" office:value="-0.553173230505046" calcext:value-type="float">
            <text:p>-0.553173230505046</text:p>
          </table:table-cell>
          <table:table-cell table:formula="of:=[.B51]-[.F51]" office:value-type="float" office:value="0.547923357645205" calcext:value-type="float">
            <text:p>0.547923357645205</text:p>
          </table:table-cell>
          <table:table-cell table:formula="of:=[.C51]-[.G51]" office:value-type="float" office:value="0.0219634055136374" calcext:value-type="float">
            <text:p>0.021963405513637</text:p>
          </table:table-cell>
        </table:table-row>
        <table:table-row table:style-name="ro1">
          <table:table-cell office:value-type="float" office:value="-2.12274007473697" calcext:value-type="float">
            <text:p>-2.12274007473697</text:p>
          </table:table-cell>
          <table:table-cell office:value-type="float" office:value="12.6445708932063" calcext:value-type="float">
            <text:p>12.6445708932063</text:p>
          </table:table-cell>
          <table:table-cell office:value-type="float" office:value="0.8965960199694" calcext:value-type="float">
            <text:p>0.8965960199694</text:p>
          </table:table-cell>
          <table:table-cell/>
          <table:table-cell office:value-type="float" office:value="-1.47165907542215" calcext:value-type="float">
            <text:p>-1.47165907542215</text:p>
          </table:table-cell>
          <table:table-cell office:value-type="float" office:value="12.034105584384" calcext:value-type="float">
            <text:p>12.034105584384</text:p>
          </table:table-cell>
          <table:table-cell office:value-type="float" office:value="0.874669865370967" calcext:value-type="float">
            <text:p>0.874669865370967</text:p>
          </table:table-cell>
          <table:table-cell/>
          <table:table-cell table:formula="of:=[.A52]-[.E52]" office:value-type="float" office:value="-0.651080999314825" calcext:value-type="float">
            <text:p>-0.651080999314825</text:p>
          </table:table-cell>
          <table:table-cell table:formula="of:=[.B52]-[.F52]" office:value-type="float" office:value="0.610465308822327" calcext:value-type="float">
            <text:p>0.610465308822327</text:p>
          </table:table-cell>
          <table:table-cell table:formula="of:=[.C52]-[.G52]" office:value-type="float" office:value="0.0219261545984334" calcext:value-type="float">
            <text:p>0.021926154598433</text:p>
          </table:table-cell>
        </table:table-row>
        <table:table-row table:style-name="ro1">
          <table:table-cell office:value-type="float" office:value="-2.08523432300793" calcext:value-type="float">
            <text:p>-2.08523432300793</text:p>
          </table:table-cell>
          <table:table-cell office:value-type="float" office:value="12.7667460225205" calcext:value-type="float">
            <text:p>12.7667460225205</text:p>
          </table:table-cell>
          <table:table-cell office:value-type="float" office:value="0.87196514275227" calcext:value-type="float">
            <text:p>0.87196514275227</text:p>
          </table:table-cell>
          <table:table-cell/>
          <table:table-cell office:value-type="float" office:value="-1.46262041231769" calcext:value-type="float">
            <text:p>-1.46262041231769</text:p>
          </table:table-cell>
          <table:table-cell office:value-type="float" office:value="12.1665347446793" calcext:value-type="float">
            <text:p>12.1665347446793</text:p>
          </table:table-cell>
          <table:table-cell office:value-type="float" office:value="0.849913577752216" calcext:value-type="float">
            <text:p>0.849913577752216</text:p>
          </table:table-cell>
          <table:table-cell/>
          <table:table-cell table:formula="of:=[.A53]-[.E53]" office:value-type="float" office:value="-0.622613910690239" calcext:value-type="float">
            <text:p>-0.622613910690239</text:p>
          </table:table-cell>
          <table:table-cell table:formula="of:=[.B53]-[.F53]" office:value-type="float" office:value="0.600211277841257" calcext:value-type="float">
            <text:p>0.600211277841257</text:p>
          </table:table-cell>
          <table:table-cell table:formula="of:=[.C53]-[.G53]" office:value-type="float" office:value="0.0220515650000541" calcext:value-type="float">
            <text:p>0.022051565000054</text:p>
          </table:table-cell>
        </table:table-row>
        <table:table-row table:style-name="ro1">
          <table:table-cell office:value-type="float" office:value="-2.00982784725784" calcext:value-type="float">
            <text:p>-2.00982784725784</text:p>
          </table:table-cell>
          <table:table-cell office:value-type="float" office:value="12.982769558013" calcext:value-type="float">
            <text:p>12.982769558013</text:p>
          </table:table-cell>
          <table:table-cell office:value-type="float" office:value="0.829065662601499" calcext:value-type="float">
            <text:p>0.829065662601499</text:p>
          </table:table-cell>
          <table:table-cell/>
          <table:table-cell office:value-type="float" office:value="-1.41420447656325" calcext:value-type="float">
            <text:p>-1.41420447656325</text:p>
          </table:table-cell>
          <table:table-cell office:value-type="float" office:value="12.3922489425109" calcext:value-type="float">
            <text:p>12.3922489425109</text:p>
          </table:table-cell>
          <table:table-cell office:value-type="float" office:value="0.80682478905554" calcext:value-type="float">
            <text:p>0.80682478905554</text:p>
          </table:table-cell>
          <table:table-cell/>
          <table:table-cell table:formula="of:=[.A54]-[.E54]" office:value-type="float" office:value="-0.595623370694586" calcext:value-type="float">
            <text:p>-0.595623370694586</text:p>
          </table:table-cell>
          <table:table-cell table:formula="of:=[.B54]-[.F54]" office:value-type="float" office:value="0.590520615502076" calcext:value-type="float">
            <text:p>0.590520615502076</text:p>
          </table:table-cell>
          <table:table-cell table:formula="of:=[.C54]-[.G54]" office:value-type="float" office:value="0.022240873545959" calcext:value-type="float">
            <text:p>0.022240873545959</text:p>
          </table:table-cell>
        </table:table-row>
        <table:table-row table:style-name="ro1">
          <table:table-cell office:value-type="float" office:value="-1.85243795356579" calcext:value-type="float">
            <text:p>-1.85243795356579</text:p>
          </table:table-cell>
          <table:table-cell office:value-type="float" office:value="13.2948287900644" calcext:value-type="float">
            <text:p>13.2948287900644</text:p>
          </table:table-cell>
          <table:table-cell office:value-type="float" office:value="0.802683831504728" calcext:value-type="float">
            <text:p>0.802683831504728</text:p>
          </table:table-cell>
          <table:table-cell/>
          <table:table-cell office:value-type="float" office:value="-1.03272079205898" calcext:value-type="float">
            <text:p>-1.03272079205898</text:p>
          </table:table-cell>
          <table:table-cell office:value-type="float" office:value="12.6070996459143" calcext:value-type="float">
            <text:p>12.6070996459143</text:p>
          </table:table-cell>
          <table:table-cell office:value-type="float" office:value="0.780791621544862" calcext:value-type="float">
            <text:p>0.780791621544862</text:p>
          </table:table-cell>
          <table:table-cell/>
          <table:table-cell table:formula="of:=[.A55]-[.E55]" office:value-type="float" office:value="-0.819717161506805" calcext:value-type="float">
            <text:p>-0.819717161506805</text:p>
          </table:table-cell>
          <table:table-cell table:formula="of:=[.B55]-[.F55]" office:value-type="float" office:value="0.687729144150151" calcext:value-type="float">
            <text:p>0.687729144150151</text:p>
          </table:table-cell>
          <table:table-cell table:formula="of:=[.C55]-[.G55]" office:value-type="float" office:value="0.0218922099598658" calcext:value-type="float">
            <text:p>0.021892209959866</text:p>
          </table:table-cell>
        </table:table-row>
        <table:table-row table:style-name="ro1">
          <table:table-cell office:value-type="float" office:value="-1.72609632498694" calcext:value-type="float">
            <text:p>-1.72609632498694</text:p>
          </table:table-cell>
          <table:table-cell office:value-type="float" office:value="13.4995892109226" calcext:value-type="float">
            <text:p>13.4995892109226</text:p>
          </table:table-cell>
          <table:table-cell office:value-type="float" office:value="0.81662109999347" calcext:value-type="float">
            <text:p>0.81662109999347</text:p>
          </table:table-cell>
          <table:table-cell/>
          <table:table-cell office:value-type="float" office:value="-0.916886956551639" calcext:value-type="float">
            <text:p>-0.916886956551639</text:p>
          </table:table-cell>
          <table:table-cell office:value-type="float" office:value="12.7992037643742" calcext:value-type="float">
            <text:p>12.7992037643742</text:p>
          </table:table-cell>
          <table:table-cell office:value-type="float" office:value="0.794917173406978" calcext:value-type="float">
            <text:p>0.794917173406978</text:p>
          </table:table-cell>
          <table:table-cell/>
          <table:table-cell table:formula="of:=[.A56]-[.E56]" office:value-type="float" office:value="-0.809209368435298" calcext:value-type="float">
            <text:p>-0.809209368435298</text:p>
          </table:table-cell>
          <table:table-cell table:formula="of:=[.B56]-[.F56]" office:value-type="float" office:value="0.700385446548367" calcext:value-type="float">
            <text:p>0.700385446548367</text:p>
          </table:table-cell>
          <table:table-cell table:formula="of:=[.C56]-[.G56]" office:value-type="float" office:value="0.0217039265864916" calcext:value-type="float">
            <text:p>0.021703926586492</text:p>
          </table:table-cell>
        </table:table-row>
        <table:table-row table:style-name="ro1">
          <table:table-cell office:value-type="float" office:value="-1.60718305724631" calcext:value-type="float">
            <text:p>-1.60718305724631</text:p>
          </table:table-cell>
          <table:table-cell office:value-type="float" office:value="13.6710864911939" calcext:value-type="float">
            <text:p>13.6710864911939</text:p>
          </table:table-cell>
          <table:table-cell office:value-type="float" office:value="0.845203659444185" calcext:value-type="float">
            <text:p>0.845203659444185</text:p>
          </table:table-cell>
          <table:table-cell/>
          <table:table-cell office:value-type="float" office:value="-0.809090597212578" calcext:value-type="float">
            <text:p>-0.809090597212578</text:p>
          </table:table-cell>
          <table:table-cell office:value-type="float" office:value="12.9577996530407" calcext:value-type="float">
            <text:p>12.9577996530407</text:p>
          </table:table-cell>
          <table:table-cell office:value-type="float" office:value="0.823676895739302" calcext:value-type="float">
            <text:p>0.823676895739302</text:p>
          </table:table-cell>
          <table:table-cell/>
          <table:table-cell table:formula="of:=[.A57]-[.E57]" office:value-type="float" office:value="-0.798092460033729" calcext:value-type="float">
            <text:p>-0.798092460033729</text:p>
          </table:table-cell>
          <table:table-cell table:formula="of:=[.B57]-[.F57]" office:value-type="float" office:value="0.713286838153254" calcext:value-type="float">
            <text:p>0.713286838153254</text:p>
          </table:table-cell>
          <table:table-cell table:formula="of:=[.C57]-[.G57]" office:value-type="float" office:value="0.0215267637048823" calcext:value-type="float">
            <text:p>0.021526763704882</text:p>
          </table:table-cell>
        </table:table-row>
        <table:table-row table:style-name="ro1">
          <table:table-cell office:value-type="float" office:value="-1.47233296804451" calcext:value-type="float">
            <text:p>-1.47233296804451</text:p>
          </table:table-cell>
          <table:table-cell office:value-type="float" office:value="13.8619354596463" calcext:value-type="float">
            <text:p>13.8619354596463</text:p>
          </table:table-cell>
          <table:table-cell office:value-type="float" office:value="0.889644650512381" calcext:value-type="float">
            <text:p>0.889644650512381</text:p>
          </table:table-cell>
          <table:table-cell/>
          <table:table-cell office:value-type="float" office:value="-0.685340165724423" calcext:value-type="float">
            <text:p>-0.685340165724423</text:p>
          </table:table-cell>
          <table:table-cell office:value-type="float" office:value="13.1355194208036" calcext:value-type="float">
            <text:p>13.1355194208036</text:p>
          </table:table-cell>
          <table:table-cell office:value-type="float" office:value="0.868287512599765" calcext:value-type="float">
            <text:p>0.868287512599765</text:p>
          </table:table-cell>
          <table:table-cell/>
          <table:table-cell table:formula="of:=[.A58]-[.E58]" office:value-type="float" office:value="-0.786992802320089" calcext:value-type="float">
            <text:p>-0.786992802320089</text:p>
          </table:table-cell>
          <table:table-cell table:formula="of:=[.B58]-[.F58]" office:value-type="float" office:value="0.726416038842652" calcext:value-type="float">
            <text:p>0.726416038842652</text:p>
          </table:table-cell>
          <table:table-cell table:formula="of:=[.C58]-[.G58]" office:value-type="float" office:value="0.0213571379126157" calcext:value-type="float">
            <text:p>0.021357137912616</text:p>
          </table:table-cell>
        </table:table-row>
        <table:table-row table:style-name="ro1">
          <table:table-cell office:value-type="float" office:value="-1.41384813542305" calcext:value-type="float">
            <text:p>-1.41384813542305</text:p>
          </table:table-cell>
          <table:table-cell office:value-type="float" office:value="13.9430519256587" calcext:value-type="float">
            <text:p>13.9430519256587</text:p>
          </table:table-cell>
          <table:table-cell office:value-type="float" office:value="0.912110431689877" calcext:value-type="float">
            <text:p>0.912110431689877</text:p>
          </table:table-cell>
          <table:table-cell/>
          <table:table-cell office:value-type="float" office:value="-0.712341386511436" calcext:value-type="float">
            <text:p>-0.712341386511436</text:p>
          </table:table-cell>
          <table:table-cell office:value-type="float" office:value="13.2584719270048" calcext:value-type="float">
            <text:p>13.2584719270048</text:p>
          </table:table-cell>
          <table:table-cell office:value-type="float" office:value="0.890832445431651" calcext:value-type="float">
            <text:p>0.890832445431651</text:p>
          </table:table-cell>
          <table:table-cell/>
          <table:table-cell table:formula="of:=[.A59]-[.E59]" office:value-type="float" office:value="-0.70150674891161" calcext:value-type="float">
            <text:p>-0.70150674891161</text:p>
          </table:table-cell>
          <table:table-cell table:formula="of:=[.B59]-[.F59]" office:value-type="float" office:value="0.684579998653929" calcext:value-type="float">
            <text:p>0.684579998653929</text:p>
          </table:table-cell>
          <table:table-cell table:formula="of:=[.C59]-[.G59]" office:value-type="float" office:value="0.0212779862582257" calcext:value-type="float">
            <text:p>0.021277986258226</text:p>
          </table:table-cell>
        </table:table-row>
        <table:table-row table:style-name="ro1">
          <table:table-cell office:value-type="float" office:value="-1.36566059128075" calcext:value-type="float">
            <text:p>-1.36566059128075</text:p>
          </table:table-cell>
          <table:table-cell office:value-type="float" office:value="14.0152691897888" calcext:value-type="float">
            <text:p>14.0152691897888</text:p>
          </table:table-cell>
          <table:table-cell office:value-type="float" office:value="0.932212911776106" calcext:value-type="float">
            <text:p>0.932212911776106</text:p>
          </table:table-cell>
          <table:table-cell/>
          <table:table-cell office:value-type="float" office:value="-0.767458107192133" calcext:value-type="float">
            <text:p>-0.767458107192133</text:p>
          </table:table-cell>
          <table:table-cell office:value-type="float" office:value="13.3879038369253" calcext:value-type="float">
            <text:p>13.3879038369253</text:p>
          </table:table-cell>
          <table:table-cell office:value-type="float" office:value="0.911030565570897" calcext:value-type="float">
            <text:p>0.911030565570897</text:p>
          </table:table-cell>
          <table:table-cell/>
          <table:table-cell table:formula="of:=[.A60]-[.E60]" office:value-type="float" office:value="-0.598202484088621" calcext:value-type="float">
            <text:p>-0.598202484088621</text:p>
          </table:table-cell>
          <table:table-cell table:formula="of:=[.B60]-[.F60]" office:value-type="float" office:value="0.627365352863565" calcext:value-type="float">
            <text:p>0.627365352863565</text:p>
          </table:table-cell>
          <table:table-cell table:formula="of:=[.C60]-[.G60]" office:value-type="float" office:value="0.0211823462052092" calcext:value-type="float">
            <text:p>0.021182346205209</text:p>
          </table:table-cell>
        </table:table-row>
        <table:table-row table:style-name="ro1">
          <table:table-cell office:value-type="float" office:value="-1.36365786085949" calcext:value-type="float">
            <text:p>-1.36365786085949</text:p>
          </table:table-cell>
          <table:table-cell office:value-type="float" office:value="14.0180869421364" calcext:value-type="float">
            <text:p>14.0180869421364</text:p>
          </table:table-cell>
          <table:table-cell office:value-type="float" office:value="0.932998300639086" calcext:value-type="float">
            <text:p>0.932998300639086</text:p>
          </table:table-cell>
          <table:table-cell/>
          <table:table-cell office:value-type="float" office:value="-0.736773831733878" calcext:value-type="float">
            <text:p>-0.736773831733878</text:p>
          </table:table-cell>
          <table:table-cell office:value-type="float" office:value="13.3445166967822" calcext:value-type="float">
            <text:p>13.3445166967822</text:p>
          </table:table-cell>
          <table:table-cell office:value-type="float" office:value="0.911950760944466" calcext:value-type="float">
            <text:p>0.911950760944466</text:p>
          </table:table-cell>
          <table:table-cell/>
          <table:table-cell table:formula="of:=[.A61]-[.E61]" office:value-type="float" office:value="-0.626884029125613" calcext:value-type="float">
            <text:p>-0.626884029125613</text:p>
          </table:table-cell>
          <table:table-cell table:formula="of:=[.B61]-[.F61]" office:value-type="float" office:value="0.673570245354243" calcext:value-type="float">
            <text:p>0.673570245354243</text:p>
          </table:table-cell>
          <table:table-cell table:formula="of:=[.C61]-[.G61]" office:value-type="float" office:value="0.0210475396946193" calcext:value-type="float">
            <text:p>0.021047539694619</text:p>
          </table:table-cell>
        </table:table-row>
        <table:table-row table:style-name="ro1">
          <table:table-cell office:value-type="float" office:value="-1.33335005933632" calcext:value-type="float">
            <text:p>-1.33335005933632</text:p>
          </table:table-cell>
          <table:table-cell office:value-type="float" office:value="14.0649308161528" calcext:value-type="float">
            <text:p>14.0649308161528</text:p>
          </table:table-cell>
          <table:table-cell office:value-type="float" office:value="0.946325080327841" calcext:value-type="float">
            <text:p>0.946325080327841</text:p>
          </table:table-cell>
          <table:table-cell/>
          <table:table-cell office:value-type="float" office:value="-0.675964204460253" calcext:value-type="float">
            <text:p>-0.675964204460253</text:p>
          </table:table-cell>
          <table:table-cell office:value-type="float" office:value="13.3434692355238" calcext:value-type="float">
            <text:p>13.3434692355238</text:p>
          </table:table-cell>
          <table:table-cell office:value-type="float" office:value="0.925417856214075" calcext:value-type="float">
            <text:p>0.925417856214075</text:p>
          </table:table-cell>
          <table:table-cell/>
          <table:table-cell table:formula="of:=[.A62]-[.E62]" office:value-type="float" office:value="-0.657385854876069" calcext:value-type="float">
            <text:p>-0.657385854876069</text:p>
          </table:table-cell>
          <table:table-cell table:formula="of:=[.B62]-[.F62]" office:value-type="float" office:value="0.721461580629008" calcext:value-type="float">
            <text:p>0.721461580629008</text:p>
          </table:table-cell>
          <table:table-cell table:formula="of:=[.C62]-[.G62]" office:value-type="float" office:value="0.0209072241137658" calcext:value-type="float">
            <text:p>0.020907224113766</text:p>
          </table:table-cell>
        </table:table-row>
        <table:table-row table:style-name="ro1">
          <table:table-cell office:value-type="float" office:value="-1.3252449541326" calcext:value-type="float">
            <text:p>-1.3252449541326</text:p>
          </table:table-cell>
          <table:table-cell office:value-type="float" office:value="14.0779961732636" calcext:value-type="float">
            <text:p>14.0779961732636</text:p>
          </table:table-cell>
          <table:table-cell office:value-type="float" office:value="0.950225002476578" calcext:value-type="float">
            <text:p>0.950225002476578</text:p>
          </table:table-cell>
          <table:table-cell/>
          <table:table-cell office:value-type="float" office:value="-0.637730505348349" calcext:value-type="float">
            <text:p>-0.637730505348349</text:p>
          </table:table-cell>
          <table:table-cell office:value-type="float" office:value="13.3081735617513" calcext:value-type="float">
            <text:p>13.3081735617513</text:p>
          </table:table-cell>
          <table:table-cell office:value-type="float" office:value="0.929488139349449" calcext:value-type="float">
            <text:p>0.929488139349449</text:p>
          </table:table-cell>
          <table:table-cell/>
          <table:table-cell table:formula="of:=[.A63]-[.E63]" office:value-type="float" office:value="-0.687514448784248" calcext:value-type="float">
            <text:p>-0.687514448784248</text:p>
          </table:table-cell>
          <table:table-cell table:formula="of:=[.B63]-[.F63]" office:value-type="float" office:value="0.769822611512304" calcext:value-type="float">
            <text:p>0.769822611512304</text:p>
          </table:table-cell>
          <table:table-cell table:formula="of:=[.C63]-[.G63]" office:value-type="float" office:value="0.0207368631271292" calcext:value-type="float">
            <text:p>0.020736863127129</text:p>
          </table:table-cell>
        </table:table-row>
        <table:table-row table:style-name="ro1">
          <table:table-cell office:value-type="float" office:value="-1.28558564128684" calcext:value-type="float">
            <text:p>-1.28558564128684</text:p>
          </table:table-cell>
          <table:table-cell office:value-type="float" office:value="14.1385306071607" calcext:value-type="float">
            <text:p>14.1385306071607</text:p>
          </table:table-cell>
          <table:table-cell office:value-type="float" office:value="0.967889557433446" calcext:value-type="float">
            <text:p>0.967889557433446</text:p>
          </table:table-cell>
          <table:table-cell/>
          <table:table-cell office:value-type="float" office:value="-0.765803708534763" calcext:value-type="float">
            <text:p>-0.765803708534763</text:p>
          </table:table-cell>
          <table:table-cell office:value-type="float" office:value="13.4771835422518" calcext:value-type="float">
            <text:p>13.4771835422518</text:p>
          </table:table-cell>
          <table:table-cell office:value-type="float" office:value="0.947254806975715" calcext:value-type="float">
            <text:p>0.947254806975715</text:p>
          </table:table-cell>
          <table:table-cell/>
          <table:table-cell table:formula="of:=[.A64]-[.E64]" office:value-type="float" office:value="-0.51978193275208" calcext:value-type="float">
            <text:p>-0.51978193275208</text:p>
          </table:table-cell>
          <table:table-cell table:formula="of:=[.B64]-[.F64]" office:value-type="float" office:value="0.66134706490891" calcext:value-type="float">
            <text:p>0.66134706490891</text:p>
          </table:table-cell>
          <table:table-cell table:formula="of:=[.C64]-[.G64]" office:value-type="float" office:value="0.0206347504577314" calcext:value-type="float">
            <text:p>0.020634750457732</text:p>
          </table:table-cell>
        </table:table-row>
        <table:table-row table:style-name="ro1">
          <table:table-cell office:value-type="float" office:value="-1.25259407898748" calcext:value-type="float">
            <text:p>-1.25259407898748</text:p>
          </table:table-cell>
          <table:table-cell office:value-type="float" office:value="14.1909392327299" calcext:value-type="float">
            <text:p>14.1909392327299</text:p>
          </table:table-cell>
          <table:table-cell office:value-type="float" office:value="0.983336659810969" calcext:value-type="float">
            <text:p>0.983336659810969</text:p>
          </table:table-cell>
          <table:table-cell/>
          <table:table-cell office:value-type="float" office:value="-0.645287346900197" calcext:value-type="float">
            <text:p>-0.645287346900197</text:p>
          </table:table-cell>
          <table:table-cell office:value-type="float" office:value="13.4335596427109" calcext:value-type="float">
            <text:p>13.4335596427109</text:p>
          </table:table-cell>
          <table:table-cell office:value-type="float" office:value="0.962837164688308" calcext:value-type="float">
            <text:p>0.962837164688308</text:p>
          </table:table-cell>
          <table:table-cell/>
          <table:table-cell table:formula="of:=[.A65]-[.E65]" office:value-type="float" office:value="-0.607306732087286" calcext:value-type="float">
            <text:p>-0.607306732087286</text:p>
          </table:table-cell>
          <table:table-cell table:formula="of:=[.B65]-[.F65]" office:value-type="float" office:value="0.757379590018926" calcext:value-type="float">
            <text:p>0.757379590018926</text:p>
          </table:table-cell>
          <table:table-cell table:formula="of:=[.C65]-[.G65]" office:value-type="float" office:value="0.0204994951226608" calcext:value-type="float">
            <text:p>0.020499495122661</text:p>
          </table:table-cell>
        </table:table-row>
        <table:table-row table:style-name="ro1">
          <table:table-cell office:value-type="float" office:value="-1.22215634494008" calcext:value-type="float">
            <text:p>-1.22215634494008</text:p>
          </table:table-cell>
          <table:table-cell office:value-type="float" office:value="14.2381564252235" calcext:value-type="float">
            <text:p>14.2381564252235</text:p>
          </table:table-cell>
          <table:table-cell office:value-type="float" office:value="0.998315021814165" calcext:value-type="float">
            <text:p>0.998315021814165</text:p>
          </table:table-cell>
          <table:table-cell/>
          <table:table-cell office:value-type="float" office:value="-0.71349240515504" calcext:value-type="float">
            <text:p>-0.71349240515504</text:p>
          </table:table-cell>
          <table:table-cell office:value-type="float" office:value="13.5335094040535" calcext:value-type="float">
            <text:p>13.5335094040535</text:p>
          </table:table-cell>
          <table:table-cell office:value-type="float" office:value="0.977961781800086" calcext:value-type="float">
            <text:p>0.977961781800086</text:p>
          </table:table-cell>
          <table:table-cell/>
          <table:table-cell table:formula="of:=[.A66]-[.E66]" office:value-type="float" office:value="-0.50866393978504" calcext:value-type="float">
            <text:p>-0.50866393978504</text:p>
          </table:table-cell>
          <table:table-cell table:formula="of:=[.B66]-[.F66]" office:value-type="float" office:value="0.704647021169992" calcext:value-type="float">
            <text:p>0.704647021169992</text:p>
          </table:table-cell>
          <table:table-cell table:formula="of:=[.C66]-[.G66]" office:value-type="float" office:value="0.0203532400140793" calcext:value-type="float">
            <text:p>0.020353240014079</text:p>
          </table:table-cell>
        </table:table-row>
        <table:table-row table:style-name="ro1">
          <table:table-cell office:value-type="float" office:value="-1.22106326641561" calcext:value-type="float">
            <text:p>-1.22106326641561</text:p>
          </table:table-cell>
          <table:table-cell office:value-type="float" office:value="14.2399803244571" calcext:value-type="float">
            <text:p>14.2399803244571</text:p>
          </table:table-cell>
          <table:table-cell office:value-type="float" office:value="0.998831042674003" calcext:value-type="float">
            <text:p>0.998831042674003</text:p>
          </table:table-cell>
          <table:table-cell/>
          <table:table-cell office:value-type="float" office:value="-0.81446204439612" calcext:value-type="float">
            <text:p>-0.81446204439612</text:p>
          </table:table-cell>
          <table:table-cell office:value-type="float" office:value="13.5900016157953" calcext:value-type="float">
            <text:p>13.5900016157953</text:p>
          </table:table-cell>
          <table:table-cell office:value-type="float" office:value="0.978623440744826" calcext:value-type="float">
            <text:p>0.978623440744826</text:p>
          </table:table-cell>
          <table:table-cell/>
          <table:table-cell table:formula="of:=[.A67]-[.E67]" office:value-type="float" office:value="-0.406601222019492" calcext:value-type="float">
            <text:p>-0.406601222019492</text:p>
          </table:table-cell>
          <table:table-cell table:formula="of:=[.B67]-[.F67]" office:value-type="float" office:value="0.649978708661854" calcext:value-type="float">
            <text:p>0.649978708661854</text:p>
          </table:table-cell>
          <table:table-cell table:formula="of:=[.C67]-[.G67]" office:value-type="float" office:value="0.0202076019291767" calcext:value-type="float">
            <text:p>0.020207601929177</text:p>
          </table:table-cell>
        </table:table-row>
        <table:table-row table:style-name="ro1">
          <table:table-cell office:value-type="float" office:value="-1.19377992235235" calcext:value-type="float">
            <text:p>-1.19377992235235</text:p>
          </table:table-cell>
          <table:table-cell office:value-type="float" office:value="14.2835527177914" calcext:value-type="float">
            <text:p>14.2835527177914</text:p>
          </table:table-cell>
          <table:table-cell office:value-type="float" office:value="1.01230746827916" calcext:value-type="float">
            <text:p>1.01230746827916</text:p>
          </table:table-cell>
          <table:table-cell/>
          <table:table-cell office:value-type="float" office:value="-0.64684619331597" calcext:value-type="float">
            <text:p>-0.64684619331597</text:p>
          </table:table-cell>
          <table:table-cell office:value-type="float" office:value="13.4934349821015" calcext:value-type="float">
            <text:p>13.4934349821015</text:p>
          </table:table-cell>
          <table:table-cell office:value-type="float" office:value="0.992308781078755" calcext:value-type="float">
            <text:p>0.992308781078755</text:p>
          </table:table-cell>
          <table:table-cell/>
          <table:table-cell table:formula="of:=[.A68]-[.E68]" office:value-type="float" office:value="-0.546933729036383" calcext:value-type="float">
            <text:p>-0.546933729036383</text:p>
          </table:table-cell>
          <table:table-cell table:formula="of:=[.B68]-[.F68]" office:value-type="float" office:value="0.790117735689915" calcext:value-type="float">
            <text:p>0.790117735689915</text:p>
          </table:table-cell>
          <table:table-cell table:formula="of:=[.C68]-[.G68]" office:value-type="float" office:value="0.0199986872004039" calcext:value-type="float">
            <text:p>0.019998687200404</text:p>
          </table:table-cell>
        </table:table-row>
        <table:table-row table:style-name="ro1">
          <table:table-cell office:value-type="float" office:value="-1.16620661003114" calcext:value-type="float">
            <text:p>-1.16620661003114</text:p>
          </table:table-cell>
          <table:table-cell office:value-type="float" office:value="14.3289015975716" calcext:value-type="float">
            <text:p>14.3289015975716</text:p>
          </table:table-cell>
          <table:table-cell office:value-type="float" office:value="1.02559164217422" calcext:value-type="float">
            <text:p>1.02559164217422</text:p>
          </table:table-cell>
          <table:table-cell/>
          <table:table-cell office:value-type="float" office:value="-0.581715466002497" calcext:value-type="float">
            <text:p>-0.581715466002497</text:p>
          </table:table-cell>
          <table:table-cell office:value-type="float" office:value="13.4821249649107" calcext:value-type="float">
            <text:p>13.4821249649107</text:p>
          </table:table-cell>
          <table:table-cell office:value-type="float" office:value="1.00588547447513" calcext:value-type="float">
            <text:p>1.00588547447513</text:p>
          </table:table-cell>
          <table:table-cell/>
          <table:table-cell table:formula="of:=[.A69]-[.E69]" office:value-type="float" office:value="-0.584491144028642" calcext:value-type="float">
            <text:p>-0.584491144028642</text:p>
          </table:table-cell>
          <table:table-cell table:formula="of:=[.B69]-[.F69]" office:value-type="float" office:value="0.84677663266095" calcext:value-type="float">
            <text:p>0.84677663266095</text:p>
          </table:table-cell>
          <table:table-cell table:formula="of:=[.C69]-[.G69]" office:value-type="float" office:value="0.0197061676990893" calcext:value-type="float">
            <text:p>0.019706167699089</text:p>
          </table:table-cell>
        </table:table-row>
        <table:table-row table:style-name="ro1">
          <table:table-cell office:value-type="float" office:value="-1.14394518891141" calcext:value-type="float">
            <text:p>-1.14394518891141</text:p>
          </table:table-cell>
          <table:table-cell office:value-type="float" office:value="14.3623009167396" calcext:value-type="float">
            <text:p>14.3623009167396</text:p>
          </table:table-cell>
          <table:table-cell office:value-type="float" office:value="1.03635581971022" calcext:value-type="float">
            <text:p>1.03635581971022</text:p>
          </table:table-cell>
          <table:table-cell/>
          <table:table-cell office:value-type="float" office:value="-0.574457718957037" calcext:value-type="float">
            <text:p>-0.574457718957037</text:p>
          </table:table-cell>
          <table:table-cell office:value-type="float" office:value="13.50167047907" calcext:value-type="float">
            <text:p>13.50167047907</text:p>
          </table:table-cell>
          <table:table-cell office:value-type="float" office:value="1.01698197853495" calcext:value-type="float">
            <text:p>1.01698197853495</text:p>
          </table:table-cell>
          <table:table-cell/>
          <table:table-cell table:formula="of:=[.A70]-[.E70]" office:value-type="float" office:value="-0.56948746995437" calcext:value-type="float">
            <text:p>-0.56948746995437</text:p>
          </table:table-cell>
          <table:table-cell table:formula="of:=[.B70]-[.F70]" office:value-type="float" office:value="0.860630437669542" calcext:value-type="float">
            <text:p>0.860630437669542</text:p>
          </table:table-cell>
          <table:table-cell table:formula="of:=[.C70]-[.G70]" office:value-type="float" office:value="0.0193738411752646" calcext:value-type="float">
            <text:p>0.019373841175265</text:p>
          </table:table-cell>
        </table:table-row>
        <table:table-row table:style-name="ro1">
          <table:table-cell office:value-type="float" office:value="-1.13428337099477" calcext:value-type="float">
            <text:p>-1.13428337099477</text:p>
          </table:table-cell>
          <table:table-cell office:value-type="float" office:value="14.378537638416" calcext:value-type="float">
            <text:p>14.378537638416</text:p>
          </table:table-cell>
          <table:table-cell office:value-type="float" office:value="1.04097466927793" calcext:value-type="float">
            <text:p>1.04097466927793</text:p>
          </table:table-cell>
          <table:table-cell/>
          <table:table-cell office:value-type="float" office:value="-0.628642328405789" calcext:value-type="float">
            <text:p>-0.628642328405789</text:p>
          </table:table-cell>
          <table:table-cell office:value-type="float" office:value="13.5444351248109" calcext:value-type="float">
            <text:p>13.5444351248109</text:p>
          </table:table-cell>
          <table:table-cell office:value-type="float" office:value="1.02194572941135" calcext:value-type="float">
            <text:p>1.02194572941135</text:p>
          </table:table-cell>
          <table:table-cell/>
          <table:table-cell table:formula="of:=[.A71]-[.E71]" office:value-type="float" office:value="-0.505641042588986" calcext:value-type="float">
            <text:p>-0.505641042588986</text:p>
          </table:table-cell>
          <table:table-cell table:formula="of:=[.B71]-[.F71]" office:value-type="float" office:value="0.834102513605128" calcext:value-type="float">
            <text:p>0.834102513605128</text:p>
          </table:table-cell>
          <table:table-cell table:formula="of:=[.C71]-[.G71]" office:value-type="float" office:value="0.0190289398665762" calcext:value-type="float">
            <text:p>0.019028939866576</text:p>
          </table:table-cell>
        </table:table-row>
        <table:table-row table:style-name="ro1">
          <table:table-cell office:value-type="float" office:value="-1.1227860705338" calcext:value-type="float">
            <text:p>-1.1227860705338</text:p>
          </table:table-cell>
          <table:table-cell office:value-type="float" office:value="14.3974551597743" calcext:value-type="float">
            <text:p>14.3974551597743</text:p>
          </table:table-cell>
          <table:table-cell office:value-type="float" office:value="1.04702274641581" calcext:value-type="float">
            <text:p>1.04702274641581</text:p>
          </table:table-cell>
          <table:table-cell/>
          <table:table-cell office:value-type="float" office:value="-0.682656401398249" calcext:value-type="float">
            <text:p>-0.682656401398249</text:p>
          </table:table-cell>
          <table:table-cell office:value-type="float" office:value="13.5904761737414" calcext:value-type="float">
            <text:p>13.5904761737414</text:p>
          </table:table-cell>
          <table:table-cell office:value-type="float" office:value="1.02833666206575" calcext:value-type="float">
            <text:p>1.02833666206575</text:p>
          </table:table-cell>
          <table:table-cell/>
          <table:table-cell table:formula="of:=[.A72]-[.E72]" office:value-type="float" office:value="-0.440129669135546" calcext:value-type="float">
            <text:p>-0.440129669135546</text:p>
          </table:table-cell>
          <table:table-cell table:formula="of:=[.B72]-[.F72]" office:value-type="float" office:value="0.806978986032929" calcext:value-type="float">
            <text:p>0.806978986032929</text:p>
          </table:table-cell>
          <table:table-cell table:formula="of:=[.C72]-[.G72]" office:value-type="float" office:value="0.0186860843500565" calcext:value-type="float">
            <text:p>0.018686084350057</text:p>
          </table:table-cell>
        </table:table-row>
        <table:table-row table:style-name="ro1">
          <table:table-cell office:value-type="float" office:value="-1.12013914426799" calcext:value-type="float">
            <text:p>-1.12013914426799</text:p>
          </table:table-cell>
          <table:table-cell office:value-type="float" office:value="14.4018002044738" calcext:value-type="float">
            <text:p>14.4018002044738</text:p>
          </table:table-cell>
          <table:table-cell office:value-type="float" office:value="1.04853917693708" calcext:value-type="float">
            <text:p>1.04853917693708</text:p>
          </table:table-cell>
          <table:table-cell/>
          <table:table-cell office:value-type="float" office:value="-0.747741229772799" calcext:value-type="float">
            <text:p>-0.747741229772799</text:p>
          </table:table-cell>
          <table:table-cell office:value-type="float" office:value="13.6229065376433" calcext:value-type="float">
            <text:p>13.6229065376433</text:p>
          </table:table-cell>
          <table:table-cell office:value-type="float" office:value="1.03020320301948" calcext:value-type="float">
            <text:p>1.03020320301948</text:p>
          </table:table-cell>
          <table:table-cell/>
          <table:table-cell table:formula="of:=[.A73]-[.E73]" office:value-type="float" office:value="-0.372397914495188" calcext:value-type="float">
            <text:p>-0.372397914495188</text:p>
          </table:table-cell>
          <table:table-cell table:formula="of:=[.B73]-[.F73]" office:value-type="float" office:value="0.778893666830523" calcext:value-type="float">
            <text:p>0.778893666830523</text:p>
          </table:table-cell>
          <table:table-cell table:formula="of:=[.C73]-[.G73]" office:value-type="float" office:value="0.0183359739176001" calcext:value-type="float">
            <text:p>0.0183359739176</text:p>
          </table:table-cell>
        </table:table-row>
        <table:table-row table:style-name="ro1">
          <table:table-cell office:value-type="float" office:value="-1.09723297419926" calcext:value-type="float">
            <text:p>-1.09723297419926</text:p>
          </table:table-cell>
          <table:table-cell office:value-type="float" office:value="14.4352602909878" calcext:value-type="float">
            <text:p>14.4352602909878</text:p>
          </table:table-cell>
          <table:table-cell office:value-type="float" office:value="1.0596610336751" calcext:value-type="float">
            <text:p>1.0596610336751</text:p>
          </table:table-cell>
          <table:table-cell/>
          <table:table-cell office:value-type="float" office:value="-0.655164264496728" calcext:value-type="float">
            <text:p>-0.655164264496728</text:p>
          </table:table-cell>
          <table:table-cell office:value-type="float" office:value="13.5700036444039" calcext:value-type="float">
            <text:p>13.5700036444039</text:p>
          </table:table-cell>
          <table:table-cell office:value-type="float" office:value="1.04173250775155" calcext:value-type="float">
            <text:p>1.04173250775155</text:p>
          </table:table-cell>
          <table:table-cell/>
          <table:table-cell table:formula="of:=[.A74]-[.E74]" office:value-type="float" office:value="-0.442068709702528" calcext:value-type="float">
            <text:p>-0.442068709702528</text:p>
          </table:table-cell>
          <table:table-cell table:formula="of:=[.B74]-[.F74]" office:value-type="float" office:value="0.865256646583942" calcext:value-type="float">
            <text:p>0.865256646583942</text:p>
          </table:table-cell>
          <table:table-cell table:formula="of:=[.C74]-[.G74]" office:value-type="float" office:value="0.0179285259235495" calcext:value-type="float">
            <text:p>0.01792852592355</text:p>
          </table:table-cell>
        </table:table-row>
        <table:table-row table:style-name="ro1">
          <table:table-cell office:value-type="float" office:value="-1.07355420251716" calcext:value-type="float">
            <text:p>-1.07355420251716</text:p>
          </table:table-cell>
          <table:table-cell office:value-type="float" office:value="14.4693351849327" calcext:value-type="float">
            <text:p>14.4693351849327</text:p>
          </table:table-cell>
          <table:table-cell office:value-type="float" office:value="1.07184527193338" calcext:value-type="float">
            <text:p>1.07184527193338</text:p>
          </table:table-cell>
          <table:table-cell/>
          <table:table-cell office:value-type="float" office:value="-0.601635763772745" calcext:value-type="float">
            <text:p>-0.601635763772745</text:p>
          </table:table-cell>
          <table:table-cell office:value-type="float" office:value="13.5501267649532" calcext:value-type="float">
            <text:p>13.5501267649532</text:p>
          </table:table-cell>
          <table:table-cell office:value-type="float" office:value="1.05435709071855" calcext:value-type="float">
            <text:p>1.05435709071855</text:p>
          </table:table-cell>
          <table:table-cell/>
          <table:table-cell table:formula="of:=[.A75]-[.E75]" office:value-type="float" office:value="-0.471918438744418" calcext:value-type="float">
            <text:p>-0.471918438744418</text:p>
          </table:table-cell>
          <table:table-cell table:formula="of:=[.B75]-[.F75]" office:value-type="float" office:value="0.919208419979547" calcext:value-type="float">
            <text:p>0.919208419979547</text:p>
          </table:table-cell>
          <table:table-cell table:formula="of:=[.C75]-[.G75]" office:value-type="float" office:value="0.0174881812148335" calcext:value-type="float">
            <text:p>0.017488181214834</text:p>
          </table:table-cell>
        </table:table-row>
        <table:table-row table:style-name="ro1">
          <table:table-cell office:value-type="float" office:value="-1.05838888223393" calcext:value-type="float">
            <text:p>-1.05838888223393</text:p>
          </table:table-cell>
          <table:table-cell office:value-type="float" office:value="14.4973680996634" calcext:value-type="float">
            <text:p>14.4973680996634</text:p>
          </table:table-cell>
          <table:table-cell office:value-type="float" office:value="1.08059514847304" calcext:value-type="float">
            <text:p>1.08059514847304</text:p>
          </table:table-cell>
          <table:table-cell/>
          <table:table-cell office:value-type="float" office:value="-0.682286399408187" calcext:value-type="float">
            <text:p>-0.682286399408187</text:p>
          </table:table-cell>
          <table:table-cell office:value-type="float" office:value="13.6288387512863" calcext:value-type="float">
            <text:p>13.6288387512863</text:p>
          </table:table-cell>
          <table:table-cell office:value-type="float" office:value="1.06354817959355" calcext:value-type="float">
            <text:p>1.06354817959355</text:p>
          </table:table-cell>
          <table:table-cell/>
          <table:table-cell table:formula="of:=[.A76]-[.E76]" office:value-type="float" office:value="-0.376102482825743" calcext:value-type="float">
            <text:p>-0.376102482825743</text:p>
          </table:table-cell>
          <table:table-cell table:formula="of:=[.B76]-[.F76]" office:value-type="float" office:value="0.868529348377125" calcext:value-type="float">
            <text:p>0.868529348377125</text:p>
          </table:table-cell>
          <table:table-cell table:formula="of:=[.C76]-[.G76]" office:value-type="float" office:value="0.0170469688794854" calcext:value-type="float">
            <text:p>0.017046968879486</text:p>
          </table:table-cell>
        </table:table-row>
        <table:table-row table:style-name="ro1">
          <table:table-cell office:value-type="float" office:value="-1.04374388138612" calcext:value-type="float">
            <text:p>-1.04374388138612</text:p>
          </table:table-cell>
          <table:table-cell office:value-type="float" office:value="14.5154530524004" calcext:value-type="float">
            <text:p>14.5154530524004</text:p>
          </table:table-cell>
          <table:table-cell office:value-type="float" office:value="1.08698292476199" calcext:value-type="float">
            <text:p>1.08698292476199</text:p>
          </table:table-cell>
          <table:table-cell/>
          <table:table-cell office:value-type="float" office:value="-0.700298388754312" calcext:value-type="float">
            <text:p>-0.700298388754312</text:p>
          </table:table-cell>
          <table:table-cell office:value-type="float" office:value="13.6446141195641" calcext:value-type="float">
            <text:p>13.6446141195641</text:p>
          </table:table-cell>
          <table:table-cell office:value-type="float" office:value="1.070435151948" calcext:value-type="float">
            <text:p>1.070435151948</text:p>
          </table:table-cell>
          <table:table-cell/>
          <table:table-cell table:formula="of:=[.A77]-[.E77]" office:value-type="float" office:value="-0.343445492631811" calcext:value-type="float">
            <text:p>-0.343445492631811</text:p>
          </table:table-cell>
          <table:table-cell table:formula="of:=[.B77]-[.F77]" office:value-type="float" office:value="0.870838932836321" calcext:value-type="float">
            <text:p>0.870838932836321</text:p>
          </table:table-cell>
          <table:table-cell table:formula="of:=[.C77]-[.G77]" office:value-type="float" office:value="0.0165477728139867" calcext:value-type="float">
            <text:p>0.016547772813987</text:p>
          </table:table-cell>
        </table:table-row>
        <table:table-row table:style-name="ro1">
          <table:table-cell office:value-type="float" office:value="-1.03827110502064" calcext:value-type="float">
            <text:p>-1.03827110502064</text:p>
          </table:table-cell>
          <table:table-cell office:value-type="float" office:value="14.5251767525385" calcext:value-type="float">
            <text:p>14.5251767525385</text:p>
          </table:table-cell>
          <table:table-cell office:value-type="float" office:value="1.0902039264081" calcext:value-type="float">
            <text:p>1.0902039264081</text:p>
          </table:table-cell>
          <table:table-cell/>
          <table:table-cell office:value-type="float" office:value="-0.728763783940706" calcext:value-type="float">
            <text:p>-0.728763783940706</text:p>
          </table:table-cell>
          <table:table-cell office:value-type="float" office:value="13.6521098803696" calcext:value-type="float">
            <text:p>13.6521098803696</text:p>
          </table:table-cell>
          <table:table-cell office:value-type="float" office:value="1.07417111653764" calcext:value-type="float">
            <text:p>1.07417111653764</text:p>
          </table:table-cell>
          <table:table-cell/>
          <table:table-cell table:formula="of:=[.A78]-[.E78]" office:value-type="float" office:value="-0.309507321079931" calcext:value-type="float">
            <text:p>-0.309507321079931</text:p>
          </table:table-cell>
          <table:table-cell table:formula="of:=[.B78]-[.F78]" office:value-type="float" office:value="0.873066872168943" calcext:value-type="float">
            <text:p>0.873066872168943</text:p>
          </table:table-cell>
          <table:table-cell table:formula="of:=[.C78]-[.G78]" office:value-type="float" office:value="0.0160328098704545" calcext:value-type="float">
            <text:p>0.016032809870455</text:p>
          </table:table-cell>
        </table:table-row>
        <table:table-row table:style-name="ro1">
          <table:table-cell office:value-type="float" office:value="-1.02211917709605" calcext:value-type="float">
            <text:p>-1.02211917709605</text:p>
          </table:table-cell>
          <table:table-cell office:value-type="float" office:value="14.5500971280373" calcext:value-type="float">
            <text:p>14.5500971280373</text:p>
          </table:table-cell>
          <table:table-cell office:value-type="float" office:value="1.0987958494557" calcext:value-type="float">
            <text:p>1.0987958494557</text:p>
          </table:table-cell>
          <table:table-cell/>
          <table:table-cell office:value-type="float" office:value="-0.731501632743077" calcext:value-type="float">
            <text:p>-0.731501632743077</text:p>
          </table:table-cell>
          <table:table-cell office:value-type="float" office:value="13.6617357213791" calcext:value-type="float">
            <text:p>13.6617357213791</text:p>
          </table:table-cell>
          <table:table-cell office:value-type="float" office:value="1.08331915786897" calcext:value-type="float">
            <text:p>1.08331915786897</text:p>
          </table:table-cell>
          <table:table-cell/>
          <table:table-cell table:formula="of:=[.A79]-[.E79]" office:value-type="float" office:value="-0.290617544352977" calcext:value-type="float">
            <text:p>-0.290617544352977</text:p>
          </table:table-cell>
          <table:table-cell table:formula="of:=[.B79]-[.F79]" office:value-type="float" office:value="0.888361406658269" calcext:value-type="float">
            <text:p>0.888361406658269</text:p>
          </table:table-cell>
          <table:table-cell table:formula="of:=[.C79]-[.G79]" office:value-type="float" office:value="0.0154766915867299" calcext:value-type="float">
            <text:p>0.01547669158673</text:p>
          </table:table-cell>
        </table:table-row>
        <table:table-row table:style-name="ro1">
          <table:table-cell office:value-type="float" office:value="-1.00620342131921" calcext:value-type="float">
            <text:p>-1.00620342131921</text:p>
          </table:table-cell>
          <table:table-cell office:value-type="float" office:value="14.5771022661062" calcext:value-type="float">
            <text:p>14.5771022661062</text:p>
          </table:table-cell>
          <table:table-cell office:value-type="float" office:value="1.10823221015206" calcext:value-type="float">
            <text:p>1.10823221015206</text:p>
          </table:table-cell>
          <table:table-cell/>
          <table:table-cell office:value-type="float" office:value="-0.801845466768515" calcext:value-type="float">
            <text:p>-0.801845466768515</text:p>
          </table:table-cell>
          <table:table-cell office:value-type="float" office:value="13.6810042993493" calcext:value-type="float">
            <text:p>13.6810042993493</text:p>
          </table:table-cell>
          <table:table-cell office:value-type="float" office:value="1.09322865454356" calcext:value-type="float">
            <text:p>1.09322865454356</text:p>
          </table:table-cell>
          <table:table-cell/>
          <table:table-cell table:formula="of:=[.A80]-[.E80]" office:value-type="float" office:value="-0.204357954550698" calcext:value-type="float">
            <text:p>-0.204357954550698</text:p>
          </table:table-cell>
          <table:table-cell table:formula="of:=[.B80]-[.F80]" office:value-type="float" office:value="0.896097966756857" calcext:value-type="float">
            <text:p>0.896097966756857</text:p>
          </table:table-cell>
          <table:table-cell table:formula="of:=[.C80]-[.G80]" office:value-type="float" office:value="0.0150035556084978" calcext:value-type="float">
            <text:p>0.015003555608498</text:p>
          </table:table-cell>
        </table:table-row>
        <table:table-row table:style-name="ro1">
          <table:table-cell office:value-type="float" office:value="-0.987876004546124" calcext:value-type="float">
            <text:p>-0.987876004546124</text:p>
          </table:table-cell>
          <table:table-cell office:value-type="float" office:value="14.5991008034373" calcext:value-type="float">
            <text:p>14.5991008034373</text:p>
          </table:table-cell>
          <table:table-cell office:value-type="float" office:value="1.11650743157357" calcext:value-type="float">
            <text:p>1.11650743157357</text:p>
          </table:table-cell>
          <table:table-cell/>
          <table:table-cell office:value-type="float" office:value="-0.651319003978122" calcext:value-type="float">
            <text:p>-0.651319003978122</text:p>
          </table:table-cell>
          <table:table-cell office:value-type="float" office:value="13.6806361070636" calcext:value-type="float">
            <text:p>13.6806361070636</text:p>
          </table:table-cell>
          <table:table-cell office:value-type="float" office:value="1.10192249447062" calcext:value-type="float">
            <text:p>1.10192249447062</text:p>
          </table:table-cell>
          <table:table-cell/>
          <table:table-cell table:formula="of:=[.A81]-[.E81]" office:value-type="float" office:value="-0.336557000568002" calcext:value-type="float">
            <text:p>-0.336557000568002</text:p>
          </table:table-cell>
          <table:table-cell table:formula="of:=[.B81]-[.F81]" office:value-type="float" office:value="0.918464696373727" calcext:value-type="float">
            <text:p>0.918464696373727</text:p>
          </table:table-cell>
          <table:table-cell table:formula="of:=[.C81]-[.G81]" office:value-type="float" office:value="0.0145849371029487" calcext:value-type="float">
            <text:p>0.014584937102949</text:p>
          </table:table-cell>
        </table:table-row>
        <table:table-row table:style-name="ro1">
          <table:table-cell office:value-type="float" office:value="-0.987876004546124" calcext:value-type="float">
            <text:p>-0.987876004546124</text:p>
          </table:table-cell>
          <table:table-cell office:value-type="float" office:value="14.5991008034373" calcext:value-type="float">
            <text:p>14.5991008034373</text:p>
          </table:table-cell>
          <table:table-cell office:value-type="float" office:value="1.11650743157357" calcext:value-type="float">
            <text:p>1.11650743157357</text:p>
          </table:table-cell>
          <table:table-cell/>
          <table:table-cell office:value-type="float" office:value="-0.514170577314061" calcext:value-type="float">
            <text:p>-0.514170577314061</text:p>
          </table:table-cell>
          <table:table-cell office:value-type="float" office:value="13.6577173519642" calcext:value-type="float">
            <text:p>13.6577173519642</text:p>
          </table:table-cell>
          <table:table-cell office:value-type="float" office:value="1.10236527085992" calcext:value-type="float">
            <text:p>1.10236527085992</text:p>
          </table:table-cell>
          <table:table-cell/>
          <table:table-cell table:formula="of:=[.A82]-[.E82]" office:value-type="float" office:value="-0.473705427232063" calcext:value-type="float">
            <text:p>-0.473705427232063</text:p>
          </table:table-cell>
          <table:table-cell table:formula="of:=[.B82]-[.F82]" office:value-type="float" office:value="0.941383451473083" calcext:value-type="float">
            <text:p>0.941383451473083</text:p>
          </table:table-cell>
          <table:table-cell table:formula="of:=[.C82]-[.G82]" office:value-type="float" office:value="0.0141421607136449" calcext:value-type="float">
            <text:p>0.014142160713645</text:p>
          </table:table-cell>
        </table:table-row>
        <table:table-row table:style-name="ro1">
          <table:table-cell office:value-type="float" office:value="-0.980029395300842" calcext:value-type="float">
            <text:p>-0.980029395300842</text:p>
          </table:table-cell>
          <table:table-cell office:value-type="float" office:value="14.6154164371057" calcext:value-type="float">
            <text:p>14.6154164371057</text:p>
          </table:table-cell>
          <table:table-cell office:value-type="float" office:value="1.12134735814987" calcext:value-type="float">
            <text:p>1.12134735814987</text:p>
          </table:table-cell>
          <table:table-cell/>
          <table:table-cell office:value-type="float" office:value="-0.654289606638472" calcext:value-type="float">
            <text:p>-0.654289606638472</text:p>
          </table:table-cell>
          <table:table-cell office:value-type="float" office:value="13.6748763205621" calcext:value-type="float">
            <text:p>13.6748763205621</text:p>
          </table:table-cell>
          <table:table-cell office:value-type="float" office:value="1.10754449394415" calcext:value-type="float">
            <text:p>1.10754449394415</text:p>
          </table:table-cell>
          <table:table-cell/>
          <table:table-cell table:formula="of:=[.A83]-[.E83]" office:value-type="float" office:value="-0.32573978866237" calcext:value-type="float">
            <text:p>-0.32573978866237</text:p>
          </table:table-cell>
          <table:table-cell table:formula="of:=[.B83]-[.F83]" office:value-type="float" office:value="0.940540116543678" calcext:value-type="float">
            <text:p>0.940540116543678</text:p>
          </table:table-cell>
          <table:table-cell table:formula="of:=[.C83]-[.G83]" office:value-type="float" office:value="0.0138028642057149" calcext:value-type="float">
            <text:p>0.013802864205715</text:p>
          </table:table-cell>
        </table:table-row>
        <table:table-row table:style-name="ro1">
          <table:table-cell office:value-type="float" office:value="-0.977174655265253" calcext:value-type="float">
            <text:p>-0.977174655265253</text:p>
          </table:table-cell>
          <table:table-cell office:value-type="float" office:value="14.6225823961986" calcext:value-type="float">
            <text:p>14.6225823961986</text:p>
          </table:table-cell>
          <table:table-cell office:value-type="float" office:value="1.12350719538307" calcext:value-type="float">
            <text:p>1.12350719538307</text:p>
          </table:table-cell>
          <table:table-cell/>
          <table:table-cell office:value-type="float" office:value="-0.80596822939947" calcext:value-type="float">
            <text:p>-0.80596822939947</text:p>
          </table:table-cell>
          <table:table-cell office:value-type="float" office:value="13.6829226509005" calcext:value-type="float">
            <text:p>13.6829226509005</text:p>
          </table:table-cell>
          <table:table-cell office:value-type="float" office:value="1.11004860950123" calcext:value-type="float">
            <text:p>1.11004860950123</text:p>
          </table:table-cell>
          <table:table-cell/>
          <table:table-cell table:formula="of:=[.A84]-[.E84]" office:value-type="float" office:value="-0.171206425865782" calcext:value-type="float">
            <text:p>-0.171206425865782</text:p>
          </table:table-cell>
          <table:table-cell table:formula="of:=[.B84]-[.F84]" office:value-type="float" office:value="0.939659745298075" calcext:value-type="float">
            <text:p>0.939659745298075</text:p>
          </table:table-cell>
          <table:table-cell table:formula="of:=[.C84]-[.G84]" office:value-type="float" office:value="0.0134585858818339" calcext:value-type="float">
            <text:p>0.013458585881834</text:p>
          </table:table-cell>
        </table:table-row>
        <table:table-row table:style-name="ro1">
          <table:table-cell office:value-type="float" office:value="-0.961316358087501" calcext:value-type="float">
            <text:p>-0.961316358087501</text:p>
          </table:table-cell>
          <table:table-cell office:value-type="float" office:value="14.6478418338254" calcext:value-type="float">
            <text:p>14.6478418338254</text:p>
          </table:table-cell>
          <table:table-cell office:value-type="float" office:value="1.13236917691852" calcext:value-type="float">
            <text:p>1.13236917691852</text:p>
          </table:table-cell>
          <table:table-cell/>
          <table:table-cell office:value-type="float" office:value="-0.595383722676722" calcext:value-type="float">
            <text:p>-0.595383722676722</text:p>
          </table:table-cell>
          <table:table-cell office:value-type="float" office:value="13.6837302798908" calcext:value-type="float">
            <text:p>13.6837302798908</text:p>
          </table:table-cell>
          <table:table-cell office:value-type="float" office:value="1.11928581697354" calcext:value-type="float">
            <text:p>1.11928581697354</text:p>
          </table:table-cell>
          <table:table-cell/>
          <table:table-cell table:formula="of:=[.A85]-[.E85]" office:value-type="float" office:value="-0.36593263541078" calcext:value-type="float">
            <text:p>-0.36593263541078</text:p>
          </table:table-cell>
          <table:table-cell table:formula="of:=[.B85]-[.F85]" office:value-type="float" office:value="0.964111553934581" calcext:value-type="float">
            <text:p>0.964111553934581</text:p>
          </table:table-cell>
          <table:table-cell table:formula="of:=[.C85]-[.G85]" office:value-type="float" office:value="0.0130833599449887" calcext:value-type="float">
            <text:p>0.013083359944989</text:p>
          </table:table-cell>
        </table:table-row>
        <table:table-row table:style-name="ro1">
          <table:table-cell office:value-type="float" office:value="-0.947989387736137" calcext:value-type="float">
            <text:p>-0.947989387736137</text:p>
          </table:table-cell>
          <table:table-cell office:value-type="float" office:value="14.6681222503113" calcext:value-type="float">
            <text:p>14.6681222503113</text:p>
          </table:table-cell>
          <table:table-cell office:value-type="float" office:value="1.1399356459051" calcext:value-type="float">
            <text:p>1.1399356459051</text:p>
          </table:table-cell>
          <table:table-cell/>
          <table:table-cell office:value-type="float" office:value="-0.837933298379672" calcext:value-type="float">
            <text:p>-0.837933298379672</text:p>
          </table:table-cell>
          <table:table-cell office:value-type="float" office:value="13.711894329366" calcext:value-type="float">
            <text:p>13.711894329366</text:p>
          </table:table-cell>
          <table:table-cell office:value-type="float" office:value="1.12714017546823" calcext:value-type="float">
            <text:p>1.12714017546823</text:p>
          </table:table-cell>
          <table:table-cell/>
          <table:table-cell table:formula="of:=[.A86]-[.E86]" office:value-type="float" office:value="-0.110056089356466" calcext:value-type="float">
            <text:p>-0.110056089356466</text:p>
          </table:table-cell>
          <table:table-cell table:formula="of:=[.B86]-[.F86]" office:value-type="float" office:value="0.956227920945226" calcext:value-type="float">
            <text:p>0.956227920945226</text:p>
          </table:table-cell>
          <table:table-cell table:formula="of:=[.C86]-[.G86]" office:value-type="float" office:value="0.0127954704368636" calcext:value-type="float">
            <text:p>0.012795470436864</text:p>
          </table:table-cell>
        </table:table-row>
        <table:table-row table:style-name="ro1">
          <table:table-cell office:value-type="float" office:value="-0.93550714275948" calcext:value-type="float">
            <text:p>-0.93550714275948</text:p>
          </table:table-cell>
          <table:table-cell office:value-type="float" office:value="14.691124817971" calcext:value-type="float">
            <text:p>14.691124817971</text:p>
          </table:table-cell>
          <table:table-cell office:value-type="float" office:value="1.14795546833023" calcext:value-type="float">
            <text:p>1.14795546833023</text:p>
          </table:table-cell>
          <table:table-cell/>
          <table:table-cell office:value-type="float" office:value="-0.879858950481105" calcext:value-type="float">
            <text:p>-0.879858950481105</text:p>
          </table:table-cell>
          <table:table-cell office:value-type="float" office:value="13.7306566902009" calcext:value-type="float">
            <text:p>13.7306566902009</text:p>
          </table:table-cell>
          <table:table-cell office:value-type="float" office:value="1.13542037174889" calcext:value-type="float">
            <text:p>1.13542037174889</text:p>
          </table:table-cell>
          <table:table-cell/>
          <table:table-cell table:formula="of:=[.A87]-[.E87]" office:value-type="float" office:value="-0.055648192278375" calcext:value-type="float">
            <text:p>-0.055648192278375</text:p>
          </table:table-cell>
          <table:table-cell table:formula="of:=[.B87]-[.F87]" office:value-type="float" office:value="0.960468127770106" calcext:value-type="float">
            <text:p>0.960468127770106</text:p>
          </table:table-cell>
          <table:table-cell table:formula="of:=[.C87]-[.G87]" office:value-type="float" office:value="0.0125350965813376" calcext:value-type="float">
            <text:p>0.012535096581338</text:p>
          </table:table-cell>
        </table:table-row>
        <table:table-row table:style-name="ro1">
          <table:table-cell office:value-type="float" office:value="-0.930834116889212" calcext:value-type="float">
            <text:p>-0.930834116889212</text:p>
          </table:table-cell>
          <table:table-cell office:value-type="float" office:value="14.6969202628975" calcext:value-type="float">
            <text:p>14.6969202628975</text:p>
          </table:table-cell>
          <table:table-cell office:value-type="float" office:value="1.15076305487368" calcext:value-type="float">
            <text:p>1.15076305487368</text:p>
          </table:table-cell>
          <table:table-cell/>
          <table:table-cell office:value-type="float" office:value="-0.824446789508425" calcext:value-type="float">
            <text:p>-0.824446789508425</text:p>
          </table:table-cell>
          <table:table-cell office:value-type="float" office:value="13.7259001781278" calcext:value-type="float">
            <text:p>13.7259001781278</text:p>
          </table:table-cell>
          <table:table-cell office:value-type="float" office:value="1.13847380502807" calcext:value-type="float">
            <text:p>1.13847380502807</text:p>
          </table:table-cell>
          <table:table-cell/>
          <table:table-cell table:formula="of:=[.A88]-[.E88]" office:value-type="float" office:value="-0.106387327380787" calcext:value-type="float">
            <text:p>-0.106387327380787</text:p>
          </table:table-cell>
          <table:table-cell table:formula="of:=[.B88]-[.F88]" office:value-type="float" office:value="0.971020084769732" calcext:value-type="float">
            <text:p>0.971020084769732</text:p>
          </table:table-cell>
          <table:table-cell table:formula="of:=[.C88]-[.G88]" office:value-type="float" office:value="0.0122892498456086" calcext:value-type="float">
            <text:p>0.012289249845609</text:p>
          </table:table-cell>
        </table:table-row>
        <table:table-row table:style-name="ro1">
          <table:table-cell office:value-type="float" office:value="-0.920531480782415" calcext:value-type="float">
            <text:p>-0.920531480782415</text:p>
          </table:table-cell>
          <table:table-cell office:value-type="float" office:value="14.7070621187906" calcext:value-type="float">
            <text:p>14.7070621187906</text:p>
          </table:table-cell>
          <table:table-cell office:value-type="float" office:value="1.15541041359662" calcext:value-type="float">
            <text:p>1.15541041359662</text:p>
          </table:table-cell>
          <table:table-cell/>
          <table:table-cell office:value-type="float" office:value="-0.759743681197545" calcext:value-type="float">
            <text:p>-0.759743681197545</text:p>
          </table:table-cell>
          <table:table-cell office:value-type="float" office:value="13.7252847057619" calcext:value-type="float">
            <text:p>13.7252847057619</text:p>
          </table:table-cell>
          <table:table-cell office:value-type="float" office:value="1.14337931775366" calcext:value-type="float">
            <text:p>1.14337931775366</text:p>
          </table:table-cell>
          <table:table-cell/>
          <table:table-cell table:formula="of:=[.A89]-[.E89]" office:value-type="float" office:value="-0.16078779958487" calcext:value-type="float">
            <text:p>-0.16078779958487</text:p>
          </table:table-cell>
          <table:table-cell table:formula="of:=[.B89]-[.F89]" office:value-type="float" office:value="0.981777413028672" calcext:value-type="float">
            <text:p>0.981777413028672</text:p>
          </table:table-cell>
          <table:table-cell table:formula="of:=[.C89]-[.G89]" office:value-type="float" office:value="0.0120310958429561" calcext:value-type="float">
            <text:p>0.012031095842956</text:p>
          </table:table-cell>
        </table:table-row>
        <table:table-row table:style-name="ro1">
          <table:table-cell office:value-type="float" office:value="-0.909011422674299" calcext:value-type="float">
            <text:p>-0.909011422674299</text:p>
          </table:table-cell>
          <table:table-cell office:value-type="float" office:value="14.727623471955" calcext:value-type="float">
            <text:p>14.727623471955</text:p>
          </table:table-cell>
          <table:table-cell office:value-type="float" office:value="1.16377941341512" calcext:value-type="float">
            <text:p>1.16377941341512</text:p>
          </table:table-cell>
          <table:table-cell/>
          <table:table-cell office:value-type="float" office:value="-0.934559824307343" calcext:value-type="float">
            <text:p>-0.934559824307343</text:p>
          </table:table-cell>
          <table:table-cell office:value-type="float" office:value="13.7494612960578" calcext:value-type="float">
            <text:p>13.7494612960578</text:p>
          </table:table-cell>
          <table:table-cell office:value-type="float" office:value="1.15194747215865" calcext:value-type="float">
            <text:p>1.15194747215865</text:p>
          </table:table-cell>
          <table:table-cell/>
          <table:table-cell table:formula="of:=[.A90]-[.E90]" office:value-type="float" office:value="0.0255484016330442" calcext:value-type="float">
            <text:p>0.025548401633044</text:p>
          </table:table-cell>
          <table:table-cell table:formula="of:=[.B90]-[.F90]" office:value-type="float" office:value="0.978162175897179" calcext:value-type="float">
            <text:p>0.978162175897179</text:p>
          </table:table-cell>
          <table:table-cell table:formula="of:=[.C90]-[.G90]" office:value-type="float" office:value="0.01183194125647" calcext:value-type="float">
            <text:p>0.01183194125647</text:p>
          </table:table-cell>
        </table:table-row>
        <table:table-row table:style-name="ro1">
          <table:table-cell office:value-type="float" office:value="-0.8985581832514" calcext:value-type="float">
            <text:p>-0.8985581832514</text:p>
          </table:table-cell>
          <table:table-cell office:value-type="float" office:value="14.743521771586" calcext:value-type="float">
            <text:p>14.743521771586</text:p>
          </table:table-cell>
          <table:table-cell office:value-type="float" office:value="1.17030086548968" calcext:value-type="float">
            <text:p>1.17030086548968</text:p>
          </table:table-cell>
          <table:table-cell/>
          <table:table-cell office:value-type="float" office:value="-0.664844137340868" calcext:value-type="float">
            <text:p>-0.664844137340868</text:p>
          </table:table-cell>
          <table:table-cell office:value-type="float" office:value="13.7450822292547" calcext:value-type="float">
            <text:p>13.7450822292547</text:p>
          </table:table-cell>
          <table:table-cell office:value-type="float" office:value="1.15859409773262" calcext:value-type="float">
            <text:p>1.15859409773262</text:p>
          </table:table-cell>
          <table:table-cell/>
          <table:table-cell table:formula="of:=[.A91]-[.E91]" office:value-type="float" office:value="-0.233714045910532" calcext:value-type="float">
            <text:p>-0.233714045910532</text:p>
          </table:table-cell>
          <table:table-cell table:formula="of:=[.B91]-[.F91]" office:value-type="float" office:value="0.998439542331296" calcext:value-type="float">
            <text:p>0.998439542331296</text:p>
          </table:table-cell>
          <table:table-cell table:formula="of:=[.C91]-[.G91]" office:value-type="float" office:value="0.0117067677570566" calcext:value-type="float">
            <text:p>0.011706767757057</text:p>
          </table:table-cell>
        </table:table-row>
        <table:table-row table:style-name="ro1">
          <table:table-cell office:value-type="float" office:value="-0.886063684009804" calcext:value-type="float">
            <text:p>-0.886063684009804</text:p>
          </table:table-cell>
          <table:table-cell office:value-type="float" office:value="14.7581857611141" calcext:value-type="float">
            <text:p>14.7581857611141</text:p>
          </table:table-cell>
          <table:table-cell office:value-type="float" office:value="1.17657686233651" calcext:value-type="float">
            <text:p>1.17657686233651</text:p>
          </table:table-cell>
          <table:table-cell/>
          <table:table-cell office:value-type="float" office:value="-0.696286835046502" calcext:value-type="float">
            <text:p>-0.696286835046502</text:p>
          </table:table-cell>
          <table:table-cell office:value-type="float" office:value="13.758525589163" calcext:value-type="float">
            <text:p>13.758525589163</text:p>
          </table:table-cell>
          <table:table-cell office:value-type="float" office:value="1.16499077136267" calcext:value-type="float">
            <text:p>1.16499077136267</text:p>
          </table:table-cell>
          <table:table-cell/>
          <table:table-cell table:formula="of:=[.A92]-[.E92]" office:value-type="float" office:value="-0.189776848963303" calcext:value-type="float">
            <text:p>-0.189776848963303</text:p>
          </table:table-cell>
          <table:table-cell table:formula="of:=[.B92]-[.F92]" office:value-type="float" office:value="0.999660171951074" calcext:value-type="float">
            <text:p>0.999660171951074</text:p>
          </table:table-cell>
          <table:table-cell table:formula="of:=[.C92]-[.G92]" office:value-type="float" office:value="0.0115860909738437" calcext:value-type="float">
            <text:p>0.011586090973844</text:p>
          </table:table-cell>
        </table:table-row>
        <table:table-row table:style-name="ro1">
          <table:table-cell office:value-type="float" office:value="-0.882804161010861" calcext:value-type="float">
            <text:p>-0.882804161010861</text:p>
          </table:table-cell>
          <table:table-cell office:value-type="float" office:value="14.762376709178" calcext:value-type="float">
            <text:p>14.762376709178</text:p>
          </table:table-cell>
          <table:table-cell office:value-type="float" office:value="1.17834172335462" calcext:value-type="float">
            <text:p>1.17834172335462</text:p>
          </table:table-cell>
          <table:table-cell/>
          <table:table-cell office:value-type="float" office:value="-0.695797477936906" calcext:value-type="float">
            <text:p>-0.695797477936906</text:p>
          </table:table-cell>
          <table:table-cell office:value-type="float" office:value="13.7597247754772" calcext:value-type="float">
            <text:p>13.7597247754772</text:p>
          </table:table-cell>
          <table:table-cell office:value-type="float" office:value="1.16684701718531" calcext:value-type="float">
            <text:p>1.16684701718531</text:p>
          </table:table-cell>
          <table:table-cell/>
          <table:table-cell table:formula="of:=[.A93]-[.E93]" office:value-type="float" office:value="-0.187006683073955" calcext:value-type="float">
            <text:p>-0.187006683073955</text:p>
          </table:table-cell>
          <table:table-cell table:formula="of:=[.B93]-[.F93]" office:value-type="float" office:value="1.00265193370077" calcext:value-type="float">
            <text:p>1.00265193370077</text:p>
          </table:table-cell>
          <table:table-cell table:formula="of:=[.C93]-[.G93]" office:value-type="float" office:value="0.0114947061693143" calcext:value-type="float">
            <text:p>0.011494706169314</text:p>
          </table:table-cell>
        </table:table-row>
        <table:table-row table:style-name="ro1">
          <table:table-cell office:value-type="float" office:value="-0.881122215314443" calcext:value-type="float">
            <text:p>-0.881122215314443</text:p>
          </table:table-cell>
          <table:table-cell office:value-type="float" office:value="14.7698204750604" calcext:value-type="float">
            <text:p>14.7698204750604</text:p>
          </table:table-cell>
          <table:table-cell office:value-type="float" office:value="1.1808239999344" calcext:value-type="float">
            <text:p>1.1808239999344</text:p>
          </table:table-cell>
          <table:table-cell/>
          <table:table-cell office:value-type="float" office:value="-0.697095733805062" calcext:value-type="float">
            <text:p>-0.697095733805062</text:p>
          </table:table-cell>
          <table:table-cell office:value-type="float" office:value="13.7644081228873" calcext:value-type="float">
            <text:p>13.7644081228873</text:p>
          </table:table-cell>
          <table:table-cell office:value-type="float" office:value="1.16942768658224" calcext:value-type="float">
            <text:p>1.16942768658224</text:p>
          </table:table-cell>
          <table:table-cell/>
          <table:table-cell table:formula="of:=[.A94]-[.E94]" office:value-type="float" office:value="-0.184026481509381" calcext:value-type="float">
            <text:p>-0.184026481509381</text:p>
          </table:table-cell>
          <table:table-cell table:formula="of:=[.B94]-[.F94]" office:value-type="float" office:value="1.00541235217307" calcext:value-type="float">
            <text:p>1.00541235217307</text:p>
          </table:table-cell>
          <table:table-cell table:formula="of:=[.C94]-[.G94]" office:value-type="float" office:value="0.0113963133521597" calcext:value-type="float">
            <text:p>0.01139631335216</text:p>
          </table:table-cell>
        </table:table-row>
        <table:table-row table:style-name="ro1">
          <table:table-cell office:value-type="float" office:value="-0.879344622229477" calcext:value-type="float">
            <text:p>-0.879344622229477</text:p>
          </table:table-cell>
          <table:table-cell office:value-type="float" office:value="14.7748683774874" calcext:value-type="float">
            <text:p>14.7748683774874</text:p>
          </table:table-cell>
          <table:table-cell office:value-type="float" office:value="1.18280359884117" calcext:value-type="float">
            <text:p>1.18280359884117</text:p>
          </table:table-cell>
          <table:table-cell/>
          <table:table-cell office:value-type="float" office:value="-0.698600109722909" calcext:value-type="float">
            <text:p>-0.698600109722909</text:p>
          </table:table-cell>
          <table:table-cell office:value-type="float" office:value="13.7664678828686" calcext:value-type="float">
            <text:p>13.7664678828686</text:p>
          </table:table-cell>
          <table:table-cell office:value-type="float" office:value="1.17151388013845" calcext:value-type="float">
            <text:p>1.17151388013845</text:p>
          </table:table-cell>
          <table:table-cell/>
          <table:table-cell table:formula="of:=[.A95]-[.E95]" office:value-type="float" office:value="-0.180744512506567" calcext:value-type="float">
            <text:p>-0.180744512506567</text:p>
          </table:table-cell>
          <table:table-cell table:formula="of:=[.B95]-[.F95]" office:value-type="float" office:value="1.00840049461878" calcext:value-type="float">
            <text:p>1.00840049461878</text:p>
          </table:table-cell>
          <table:table-cell table:formula="of:=[.C95]-[.G95]" office:value-type="float" office:value="0.0112897187027183" calcext:value-type="float">
            <text:p>0.011289718702718</text:p>
          </table:table-cell>
        </table:table-row>
        <table:table-row table:style-name="ro1">
          <table:table-cell office:value-type="float" office:value="-0.865543093361995" calcext:value-type="float">
            <text:p>-0.865543093361995</text:p>
          </table:table-cell>
          <table:table-cell office:value-type="float" office:value="14.7892544718892" calcext:value-type="float">
            <text:p>14.7892544718892</text:p>
          </table:table-cell>
          <table:table-cell office:value-type="float" office:value="1.18940588189096" calcext:value-type="float">
            <text:p>1.18940588189096</text:p>
          </table:table-cell>
          <table:table-cell/>
          <table:table-cell office:value-type="float" office:value="-0.7226543626519" calcext:value-type="float">
            <text:p>-0.7226543626519</text:p>
          </table:table-cell>
          <table:table-cell office:value-type="float" office:value="13.7805124498755" calcext:value-type="float">
            <text:p>13.7805124498755</text:p>
          </table:table-cell>
          <table:table-cell office:value-type="float" office:value="1.17819001909251" calcext:value-type="float">
            <text:p>1.17819001909251</text:p>
          </table:table-cell>
          <table:table-cell/>
          <table:table-cell table:formula="of:=[.A96]-[.E96]" office:value-type="float" office:value="-0.142888730710094" calcext:value-type="float">
            <text:p>-0.142888730710094</text:p>
          </table:table-cell>
          <table:table-cell table:formula="of:=[.B96]-[.F96]" office:value-type="float" office:value="1.00874202201369" calcext:value-type="float">
            <text:p>1.00874202201369</text:p>
          </table:table-cell>
          <table:table-cell table:formula="of:=[.C96]-[.G96]" office:value-type="float" office:value="0.0112158627984473" calcext:value-type="float">
            <text:p>0.011215862798447</text:p>
          </table:table-cell>
        </table:table-row>
        <table:table-row table:style-name="ro1">
          <table:table-cell office:value-type="float" office:value="-0.859991575987015" calcext:value-type="float">
            <text:p>-0.859991575987015</text:p>
          </table:table-cell>
          <table:table-cell office:value-type="float" office:value="14.8045165375309" calcext:value-type="float">
            <text:p>14.8045165375309</text:p>
          </table:table-cell>
          <table:table-cell office:value-type="float" office:value="1.19441146992896" calcext:value-type="float">
            <text:p>1.19441146992896</text:p>
          </table:table-cell>
          <table:table-cell/>
          <table:table-cell office:value-type="float" office:value="-0.86997867549805" calcext:value-type="float">
            <text:p>-0.86997867549805</text:p>
          </table:table-cell>
          <table:table-cell office:value-type="float" office:value="13.8021159713567" calcext:value-type="float">
            <text:p>13.8021159713567</text:p>
          </table:table-cell>
          <table:table-cell office:value-type="float" office:value="1.18324980363286" calcext:value-type="float">
            <text:p>1.18324980363286</text:p>
          </table:table-cell>
          <table:table-cell/>
          <table:table-cell table:formula="of:=[.A97]-[.E97]" office:value-type="float" office:value="0.00998709951103527" calcext:value-type="float">
            <text:p>0.009987099511035</text:p>
          </table:table-cell>
          <table:table-cell table:formula="of:=[.B97]-[.F97]" office:value-type="float" office:value="1.00240056617428" calcext:value-type="float">
            <text:p>1.00240056617428</text:p>
          </table:table-cell>
          <table:table-cell table:formula="of:=[.C97]-[.G97]" office:value-type="float" office:value="0.0111616662960918" calcext:value-type="float">
            <text:p>0.011161666296092</text:p>
          </table:table-cell>
        </table:table-row>
        <table:table-row table:style-name="ro1">
          <table:table-cell office:value-type="float" office:value="-0.849046049963046" calcext:value-type="float">
            <text:p>-0.849046049963046</text:p>
          </table:table-cell>
          <table:table-cell office:value-type="float" office:value="14.8167182540269" calcext:value-type="float">
            <text:p>14.8167182540269</text:p>
          </table:table-cell>
          <table:table-cell office:value-type="float" office:value="1.19963673398122" calcext:value-type="float">
            <text:p>1.19963673398122</text:p>
          </table:table-cell>
          <table:table-cell/>
          <table:table-cell office:value-type="float" office:value="-0.800530300696742" calcext:value-type="float">
            <text:p>-0.800530300696742</text:p>
          </table:table-cell>
          <table:table-cell office:value-type="float" office:value="13.8094888093143" calcext:value-type="float">
            <text:p>13.8094888093143</text:p>
          </table:table-cell>
          <table:table-cell office:value-type="float" office:value="1.18852864229489" calcext:value-type="float">
            <text:p>1.18852864229489</text:p>
          </table:table-cell>
          <table:table-cell/>
          <table:table-cell table:formula="of:=[.A98]-[.E98]" office:value-type="float" office:value="-0.0485157492663043" calcext:value-type="float">
            <text:p>-0.048515749266304</text:p>
          </table:table-cell>
          <table:table-cell table:formula="of:=[.B98]-[.F98]" office:value-type="float" office:value="1.00722944471262" calcext:value-type="float">
            <text:p>1.00722944471262</text:p>
          </table:table-cell>
          <table:table-cell table:formula="of:=[.C98]-[.G98]" office:value-type="float" office:value="0.0111080916863229" calcext:value-type="float">
            <text:p>0.011108091686323</text:p>
          </table:table-cell>
        </table:table-row>
        <table:table-row table:style-name="ro1">
          <table:table-cell office:value-type="float" office:value="-0.848558221914378" calcext:value-type="float">
            <text:p>-0.848558221914378</text:p>
          </table:table-cell>
          <table:table-cell office:value-type="float" office:value="14.8185734749102" calcext:value-type="float">
            <text:p>14.8185734749102</text:p>
          </table:table-cell>
          <table:table-cell office:value-type="float" office:value="1.20025146293367" calcext:value-type="float">
            <text:p>1.20025146293367</text:p>
          </table:table-cell>
          <table:table-cell/>
          <table:table-cell office:value-type="float" office:value="-0.79112058516003" calcext:value-type="float">
            <text:p>-0.79112058516003</text:p>
          </table:table-cell>
          <table:table-cell office:value-type="float" office:value="13.8098521653374" calcext:value-type="float">
            <text:p>13.8098521653374</text:p>
          </table:table-cell>
          <table:table-cell office:value-type="float" office:value="1.18918818194182" calcext:value-type="float">
            <text:p>1.18918818194182</text:p>
          </table:table-cell>
          <table:table-cell/>
          <table:table-cell table:formula="of:=[.A99]-[.E99]" office:value-type="float" office:value="-0.0574376367543475" calcext:value-type="float">
            <text:p>-0.057437636754348</text:p>
          </table:table-cell>
          <table:table-cell table:formula="of:=[.B99]-[.F99]" office:value-type="float" office:value="1.00872130957281" calcext:value-type="float">
            <text:p>1.00872130957281</text:p>
          </table:table-cell>
          <table:table-cell table:formula="of:=[.C99]-[.G99]" office:value-type="float" office:value="0.0110632809918541" calcext:value-type="float">
            <text:p>0.011063280991854</text:p>
          </table:table-cell>
        </table:table-row>
        <table:table-row table:style-name="ro1">
          <table:table-cell office:value-type="float" office:value="-0.840309827820167" calcext:value-type="float">
            <text:p>-0.840309827820167</text:p>
          </table:table-cell>
          <table:table-cell office:value-type="float" office:value="14.8304122980097" calcext:value-type="float">
            <text:p>14.8304122980097</text:p>
          </table:table-cell>
          <table:table-cell office:value-type="float" office:value="1.20555403130717" calcext:value-type="float">
            <text:p>1.20555403130717</text:p>
          </table:table-cell>
          <table:table-cell/>
          <table:table-cell office:value-type="float" office:value="-0.772619632541485" calcext:value-type="float">
            <text:p>-0.772619632541485</text:p>
          </table:table-cell>
          <table:table-cell office:value-type="float" office:value="13.819497540432" calcext:value-type="float">
            <text:p>13.819497540432</text:p>
          </table:table-cell>
          <table:table-cell office:value-type="float" office:value="1.19454262992875" calcext:value-type="float">
            <text:p>1.19454262992875</text:p>
          </table:table-cell>
          <table:table-cell/>
          <table:table-cell table:formula="of:=[.A100]-[.E100]" office:value-type="float" office:value="-0.0676901952786821" calcext:value-type="float">
            <text:p>-0.067690195278682</text:p>
          </table:table-cell>
          <table:table-cell table:formula="of:=[.B100]-[.F100]" office:value-type="float" office:value="1.01091475757777" calcext:value-type="float">
            <text:p>1.01091475757777</text:p>
          </table:table-cell>
          <table:table-cell table:formula="of:=[.C100]-[.G100]" office:value-type="float" office:value="0.0110114013784151" calcext:value-type="float">
            <text:p>0.011011401378415</text:p>
          </table:table-cell>
        </table:table-row>
        <table:table-row table:style-name="ro1">
          <table:table-cell office:value-type="float" office:value="-0.837351805058087" calcext:value-type="float">
            <text:p>-0.837351805058087</text:p>
          </table:table-cell>
          <table:table-cell office:value-type="float" office:value="14.8452644309544" calcext:value-type="float">
            <text:p>14.8452644309544</text:p>
          </table:table-cell>
          <table:table-cell office:value-type="float" office:value="1.2100981212507" calcext:value-type="float">
            <text:p>1.2100981212507</text:p>
          </table:table-cell>
          <table:table-cell/>
          <table:table-cell office:value-type="float" office:value="-0.574512385127481" calcext:value-type="float">
            <text:p>-0.574512385127481</text:p>
          </table:table-cell>
          <table:table-cell office:value-type="float" office:value="13.8231617727191" calcext:value-type="float">
            <text:p>13.8231617727191</text:p>
          </table:table-cell>
          <table:table-cell office:value-type="float" office:value="1.1991344837244" calcext:value-type="float">
            <text:p>1.1991344837244</text:p>
          </table:table-cell>
          <table:table-cell/>
          <table:table-cell table:formula="of:=[.A101]-[.E101]" office:value-type="float" office:value="-0.262839419930606" calcext:value-type="float">
            <text:p>-0.262839419930606</text:p>
          </table:table-cell>
          <table:table-cell table:formula="of:=[.B101]-[.F101]" office:value-type="float" office:value="1.02210265823534" calcext:value-type="float">
            <text:p>1.02210265823534</text:p>
          </table:table-cell>
          <table:table-cell table:formula="of:=[.C101]-[.G101]" office:value-type="float" office:value="0.0109636375262978" calcext:value-type="float">
            <text:p>0.010963637526298</text:p>
          </table:table-cell>
        </table:table-row>
        <table:table-row table:style-name="ro1">
          <table:table-cell office:value-type="float" office:value="-0.824976994820581" calcext:value-type="float">
            <text:p>-0.824976994820581</text:p>
          </table:table-cell>
          <table:table-cell office:value-type="float" office:value="14.8566052978267" calcext:value-type="float">
            <text:p>14.8566052978267</text:p>
          </table:table-cell>
          <table:table-cell office:value-type="float" office:value="1.21543072859255" calcext:value-type="float">
            <text:p>1.21543072859255</text:p>
          </table:table-cell>
          <table:table-cell/>
          <table:table-cell office:value-type="float" office:value="-0.610687819131544" calcext:value-type="float">
            <text:p>-0.610687819131544</text:p>
          </table:table-cell>
          <table:table-cell office:value-type="float" office:value="13.8361787339709" calcext:value-type="float">
            <text:p>13.8361787339709</text:p>
          </table:table-cell>
          <table:table-cell office:value-type="float" office:value="1.20449389875093" calcext:value-type="float">
            <text:p>1.20449389875093</text:p>
          </table:table-cell>
          <table:table-cell/>
          <table:table-cell table:formula="of:=[.A102]-[.E102]" office:value-type="float" office:value="-0.214289175689037" calcext:value-type="float">
            <text:p>-0.214289175689037</text:p>
          </table:table-cell>
          <table:table-cell table:formula="of:=[.B102]-[.F102]" office:value-type="float" office:value="1.02042656385576" calcext:value-type="float">
            <text:p>1.02042656385576</text:p>
          </table:table-cell>
          <table:table-cell table:formula="of:=[.C102]-[.G102]" office:value-type="float" office:value="0.0109368298416135" calcext:value-type="float">
            <text:p>0.010936829841614</text:p>
          </table:table-cell>
        </table:table-row>
        <table:table-row table:style-name="ro1">
          <table:table-cell office:value-type="float" office:value="-0.823874292556605" calcext:value-type="float">
            <text:p>-0.823874292556605</text:p>
          </table:table-cell>
          <table:table-cell office:value-type="float" office:value="14.8690751088018" calcext:value-type="float">
            <text:p>14.8690751088018</text:p>
          </table:table-cell>
          <table:table-cell office:value-type="float" office:value="1.21969868753476" calcext:value-type="float">
            <text:p>1.21969868753476</text:p>
          </table:table-cell>
          <table:table-cell/>
          <table:table-cell office:value-type="float" office:value="-0.66629791002588" calcext:value-type="float">
            <text:p>-0.66629791002588</text:p>
          </table:table-cell>
          <table:table-cell office:value-type="float" office:value="13.8509657444182" calcext:value-type="float">
            <text:p>13.8509657444182</text:p>
          </table:table-cell>
          <table:table-cell office:value-type="float" office:value="1.20876987520232" calcext:value-type="float">
            <text:p>1.20876987520232</text:p>
          </table:table-cell>
          <table:table-cell/>
          <table:table-cell table:formula="of:=[.A103]-[.E103]" office:value-type="float" office:value="-0.157576382530725" calcext:value-type="float">
            <text:p>-0.157576382530725</text:p>
          </table:table-cell>
          <table:table-cell table:formula="of:=[.B103]-[.F103]" office:value-type="float" office:value="1.0181093643836" calcext:value-type="float">
            <text:p>1.0181093643836</text:p>
          </table:table-cell>
          <table:table-cell table:formula="of:=[.C103]-[.G103]" office:value-type="float" office:value="0.0109288123324398" calcext:value-type="float">
            <text:p>0.01092881233244</text:p>
          </table:table-cell>
        </table:table-row>
        <table:table-row table:style-name="ro1">
          <table:table-cell office:value-type="float" office:value="-0.822987848539374" calcext:value-type="float">
            <text:p>-0.822987848539374</text:p>
          </table:table-cell>
          <table:table-cell office:value-type="float" office:value="14.8704253594278" calcext:value-type="float">
            <text:p>14.8704253594278</text:p>
          </table:table-cell>
          <table:table-cell office:value-type="float" office:value="1.22036713096031" calcext:value-type="float">
            <text:p>1.22036713096031</text:p>
          </table:table-cell>
          <table:table-cell/>
          <table:table-cell office:value-type="float" office:value="-0.741196752324005" calcext:value-type="float">
            <text:p>-0.741196752324005</text:p>
          </table:table-cell>
          <table:table-cell office:value-type="float" office:value="13.8554763858612" calcext:value-type="float">
            <text:p>13.8554763858612</text:p>
          </table:table-cell>
          <table:table-cell office:value-type="float" office:value="1.20944965593009" calcext:value-type="float">
            <text:p>1.20944965593009</text:p>
          </table:table-cell>
          <table:table-cell/>
          <table:table-cell table:formula="of:=[.A104]-[.E104]" office:value-type="float" office:value="-0.0817910962153694" calcext:value-type="float">
            <text:p>-0.081791096215369</text:p>
          </table:table-cell>
          <table:table-cell table:formula="of:=[.B104]-[.F104]" office:value-type="float" office:value="1.01494897356656" calcext:value-type="float">
            <text:p>1.01494897356656</text:p>
          </table:table-cell>
          <table:table-cell table:formula="of:=[.C104]-[.G104]" office:value-type="float" office:value="0.0109174750302199" calcext:value-type="float">
            <text:p>0.01091747503022</text:p>
          </table:table-cell>
        </table:table-row>
        <table:table-row table:style-name="ro1">
          <table:table-cell office:value-type="float" office:value="-0.817746010030902" calcext:value-type="float">
            <text:p>-0.817746010030902</text:p>
          </table:table-cell>
          <table:table-cell office:value-type="float" office:value="14.8814681225687" calcext:value-type="float">
            <text:p>14.8814681225687</text:p>
          </table:table-cell>
          <table:table-cell office:value-type="float" office:value="1.22431188699564" calcext:value-type="float">
            <text:p>1.22431188699564</text:p>
          </table:table-cell>
          <table:table-cell/>
          <table:table-cell office:value-type="float" office:value="-0.673124826500369" calcext:value-type="float">
            <text:p>-0.673124826500369</text:p>
          </table:table-cell>
          <table:table-cell office:value-type="float" office:value="13.864627033159" calcext:value-type="float">
            <text:p>13.864627033159</text:p>
          </table:table-cell>
          <table:table-cell office:value-type="float" office:value="1.21336015062042" calcext:value-type="float">
            <text:p>1.21336015062042</text:p>
          </table:table-cell>
          <table:table-cell/>
          <table:table-cell table:formula="of:=[.A105]-[.E105]" office:value-type="float" office:value="-0.144621183530533" calcext:value-type="float">
            <text:p>-0.144621183530533</text:p>
          </table:table-cell>
          <table:table-cell table:formula="of:=[.B105]-[.F105]" office:value-type="float" office:value="1.01684108940973" calcext:value-type="float">
            <text:p>1.01684108940973</text:p>
          </table:table-cell>
          <table:table-cell table:formula="of:=[.C105]-[.G105]" office:value-type="float" office:value="0.010951736375215" calcext:value-type="float">
            <text:p>0.010951736375215</text:p>
          </table:table-cell>
        </table:table-row>
        <table:table-row table:style-name="ro1">
          <table:table-cell office:value-type="float" office:value="-0.808302576465998" calcext:value-type="float">
            <text:p>-0.808302576465998</text:p>
          </table:table-cell>
          <table:table-cell office:value-type="float" office:value="14.8917178308908" calcext:value-type="float">
            <text:p>14.8917178308908</text:p>
          </table:table-cell>
          <table:table-cell office:value-type="float" office:value="1.2288523208417" calcext:value-type="float">
            <text:p>1.2288523208417</text:p>
          </table:table-cell>
          <table:table-cell/>
          <table:table-cell office:value-type="float" office:value="-0.671591372117447" calcext:value-type="float">
            <text:p>-0.671591372117447</text:p>
          </table:table-cell>
          <table:table-cell office:value-type="float" office:value="13.875654429951" calcext:value-type="float">
            <text:p>13.875654429951</text:p>
          </table:table-cell>
          <table:table-cell office:value-type="float" office:value="1.21788248624825" calcext:value-type="float">
            <text:p>1.21788248624825</text:p>
          </table:table-cell>
          <table:table-cell/>
          <table:table-cell table:formula="of:=[.A106]-[.E106]" office:value-type="float" office:value="-0.136711204348551" calcext:value-type="float">
            <text:p>-0.136711204348551</text:p>
          </table:table-cell>
          <table:table-cell table:formula="of:=[.B106]-[.F106]" office:value-type="float" office:value="1.01606340093981" calcext:value-type="float">
            <text:p>1.01606340093981</text:p>
          </table:table-cell>
          <table:table-cell table:formula="of:=[.C106]-[.G106]" office:value-type="float" office:value="0.0109698345934439" calcext:value-type="float">
            <text:p>0.010969834593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09:54:01.794293008</meta:creation-date>
    <dc:date>2023-07-26T11:08:30.057926876</dc:date>
    <meta:editing-duration>PT58M59S</meta:editing-duration>
    <meta:editing-cycles>2</meta:editing-cycles>
    <meta:generator>LibreOffice/6.4.7.2$Linux_X86_64 LibreOffice_project/40$Build-2</meta:generator>
    <meta:document-statistic meta:table-count="2" meta:cell-count="963" meta:object-count="0"/>
  </office:meta>
</office:document-meta>
</file>